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top" fo:wrap-option="wrap"/>
    </style:style>
    <style:style style:name="ce3" style:family="table-cell" style:parent-style-name="Default" style:data-style-name="N0">
      <style:table-cell-properties style:vertical-align="top"/>
    </style:style>
    <style:style style:name="ce4" style:family="table-cell" style:parent-style-name="Default" style:data-style-name="N0">
      <style:table-cell-properties style:vertical-align="top"/>
      <style:text-properties fo:font-weight="bold" style:font-weight-asian="bold" style:font-weight-complex="bold"/>
    </style:style>
    <style:style style:name="ce5" style:family="table-cell" style:parent-style-name="Default" style:data-style-name="N0">
      <style:table-cell-properties fo:border-top="thin solid #000000" fo:border-bottom="thin solid #000000" fo:border-left="thin solid #000000" fo:border-right="none" style:vertical-align="top" fo:wrap-option="wrap"/>
      <style:text-properties fo:font-weight="bold" style:font-weight-asian="bold" style:font-weight-complex="bold"/>
    </style:style>
    <style:style style:name="ce6" style:family="table-cell" style:parent-style-name="Default" style:data-style-name="N0">
      <style:table-cell-properties fo:border-top="thin solid #000000" fo:border-bottom="thin solid #000000" fo:border-left="none" fo:border-right="none" style:vertical-align="top" fo:wrap-option="wrap"/>
      <style:text-properties fo:font-weight="bold" style:font-weight-asian="bold" style:font-weight-complex="bold"/>
    </style:style>
    <style:style style:name="ce7" style:family="table-cell" style:parent-style-name="Default" style:data-style-name="N0">
      <style:table-cell-properties fo:border-top="thin solid #000000" fo:border-bottom="thin solid #000000" fo:border-left="none" fo:border-right="thin solid #000000" style:vertical-align="top" fo:wrap-option="wrap"/>
      <style:text-properties fo:font-weight="bold" style:font-weight-asian="bold" style:font-weight-complex="bold"/>
    </style:style>
    <style:style style:name="ce8" style:family="table-cell" style:parent-style-name="Default" style:data-style-name="N0">
      <style:table-cell-properties style:vertical-align="top" fo:wrap-option="wrap"/>
      <style:text-properties fo:font-weight="bold" style:font-weight-asian="bold" style:font-weight-complex="bold"/>
    </style:style>
    <style:style style:name="ce9" style:family="table-cell" style:parent-style-name="Default" style:data-style-name="N0">
      <style:table-cell-properties style:vertical-align="top" fo:wrap-option="wrap" fo:background-color="transparent"/>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1.69333333333333cm"/>
    </style:style>
    <style:style style:name="co2" style:family="table-column">
      <style:table-column-properties fo:break-before="auto" style:column-width="7.48770833333333cm" style:use-optimal-column-width="true"/>
    </style:style>
    <style:style style:name="co3" style:family="table-column">
      <style:table-column-properties fo:break-before="auto" style:column-width="1.95791666666667cm"/>
    </style:style>
    <style:style style:name="co4" style:family="table-column">
      <style:table-column-properties fo:break-before="auto" style:column-width="7.80520833333333cm"/>
    </style:style>
    <style:style style:name="co5" style:family="table-column">
      <style:table-column-properties fo:break-before="auto" style:column-width="2.59291666666667cm"/>
    </style:style>
    <style:style style:name="co6" style:family="table-column">
      <style:table-column-properties fo:break-before="auto" style:column-width="12.9116666666667cm"/>
    </style:style>
    <style:style style:name="co7" style:family="table-column">
      <style:table-column-properties fo:break-before="auto" style:column-width="5.635625cm"/>
    </style:style>
    <style:style style:name="co8" style:family="table-column">
      <style:table-column-properties fo:break-before="auto" style:column-width="13.0439583333333cm"/>
    </style:style>
    <style:style style:name="co9" style:family="table-column">
      <style:table-column-properties fo:break-before="auto" style:column-width="11.0595833333333cm"/>
    </style:style>
    <style:style style:name="co10" style:family="table-column">
      <style:table-column-properties fo:break-before="auto" style:column-width="3.730625cm"/>
    </style:style>
    <style:style style:name="co11" style:family="table-column">
      <style:table-column-properties fo:break-before="auto" style:column-width="3.413125cm"/>
    </style:style>
    <style:style style:name="ro1" style:family="table-row">
      <style:table-row-properties style:row-height="15pt" style:use-optimal-row-height="true" fo:break-before="auto"/>
    </style:style>
    <style:style style:name="ro2" style:family="table-row">
      <style:table-row-properties style:row-height="30pt" style:use-optimal-row-height="true" fo:break-before="auto"/>
    </style:style>
    <style:style style:name="ro3" style:family="table-row">
      <style:table-row-properties style:row-height="45pt" style:use-optimal-row-height="true" fo:break-before="auto"/>
    </style:style>
    <style:style style:name="ro4" style:family="table-row">
      <style:table-row-properties style:row-height="255pt" style:use-optimal-row-height="true" fo:break-before="auto"/>
    </style:style>
    <style:style style:name="ro5" style:family="table-row">
      <style:table-row-properties style:row-height="240pt" style:use-optimal-row-height="true" fo:break-before="auto"/>
    </style:style>
    <style:style style:name="ro6" style:family="table-row">
      <style:table-row-properties style:row-height="75pt" style:use-optimal-row-height="true" fo:break-before="auto"/>
    </style:style>
    <style:style style:name="ro7" style:family="table-row">
      <style:table-row-properties style:row-height="195pt" style:use-optimal-row-height="true" fo:break-before="auto"/>
    </style:style>
    <style:style style:name="ro8" style:family="table-row">
      <style:table-row-properties style:row-height="150pt" style:use-optimal-row-height="true" fo:break-before="auto"/>
    </style:style>
    <style:style style:name="ro9" style:family="table-row">
      <style:table-row-properties style:row-height="360pt" style:use-optimal-row-height="true" fo:break-before="auto"/>
    </style:style>
    <style:style style:name="ro10" style:family="table-row">
      <style:table-row-properties style:row-height="315pt" style:use-optimal-row-height="true" fo:break-before="auto"/>
    </style:style>
    <style:style style:name="ro11" style:family="table-row">
      <style:table-row-properties style:row-height="90pt" style:use-optimal-row-height="true" fo:break-before="auto"/>
    </style:style>
    <style:style style:name="ro12" style:family="table-row">
      <style:table-row-properties style:row-height="285pt" style:use-optimal-row-height="true" fo:break-before="auto"/>
    </style:style>
    <style:style style:name="ro13" style:family="table-row">
      <style:table-row-properties style:row-height="105pt" style:use-optimal-row-height="true" fo:break-before="auto"/>
    </style:style>
    <style:style style:name="ro14" style:family="table-row">
      <style:table-row-properties style:row-height="135pt" style:use-optimal-row-height="true" fo:break-before="auto"/>
    </style:style>
    <style:style style:name="ro15" style:family="table-row">
      <style:table-row-properties style:row-height="409.5pt" style:use-optimal-row-height="true" fo:break-before="auto"/>
    </style:style>
    <style:style style:name="ro16" style:family="table-row">
      <style:table-row-properties style:row-height="390pt" style:use-optimal-row-height="true" fo:break-before="auto"/>
    </style:style>
    <style:style style:name="ro17" style:family="table-row">
      <style:table-row-properties style:row-height="120pt" style:use-optimal-row-height="true" fo:break-before="auto"/>
    </style:style>
    <style:style style:name="ro18" style:family="table-row">
      <style:table-row-properties style:row-height="375pt" style:use-optimal-row-height="true" fo:break-before="auto"/>
    </style:style>
    <style:style style:name="ro19" style:family="table-row">
      <style:table-row-properties style:row-height="165pt" style:use-optimal-row-height="true" fo:break-before="auto"/>
    </style:style>
    <style:style style:name="ro20" style:family="table-row">
      <style:table-row-properties style:row-height="225pt" style:use-optimal-row-height="true" fo:break-before="auto"/>
    </style:style>
    <style:style style:name="ro21" style:family="table-row">
      <style:table-row-properties style:row-height="180pt" style:use-optimal-row-height="true" fo:break-before="auto"/>
    </style:style>
    <style:style style:name="ro22" style:family="table-row">
      <style:table-row-properties style:row-height="60pt" style:use-optimal-row-height="true" fo:break-before="auto"/>
    </style:style>
    <style:style style:name="ro23" style:family="table-row">
      <style:table-row-properties style:row-height="300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Folha1" table:style-name="ta1">
        <table:table-column table:style-name="co1" table:number-columns-repeated="2"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 table:number-columns-repeated="16372" table:default-cell-style-name="ce2"/>
        <table:table-row table:style-name="ro1">
          <table:table-cell table:number-columns-repeated="16384"/>
        </table:table-row>
        <table:table-row table:style-name="ro1">
          <table:table-cell table:style-name="ce3"/>
          <table:table-cell office:value-type="string" table:style-name="ce4">
            <text:p>Changes applied in release 2.0.1</text:p>
          </table:table-cell>
          <table:table-cell table:style-name="ce3"/>
          <table:table-cell office:value-type="string" table:style-name="ce4">
            <text:p>The change requests are maintained in the ESPD-EDM Github Issue space: <text:s/>https://github.com/ESPD/ESPD-EDM/issues</text:p>
          </table:table-cell>
          <table:table-cell table:number-columns-repeated="16380" table:style-name="ce3"/>
        </table:table-row>
        <table:table-row table:style-name="ro1">
          <table:table-cell table:number-columns-repeated="16384"/>
        </table:table-row>
        <table:table-row table:style-name="ro2">
          <table:table-cell/>
          <table:table-cell office:value-type="string" table:style-name="ce5">
            <text:p>Issue #ID</text:p>
          </table:table-cell>
          <table:table-cell office:value-type="string" table:style-name="ce6">
            <text:p>Issue Name</text:p>
          </table:table-cell>
          <table:table-cell office:value-type="string" table:style-name="ce6">
            <text:p>Status</text:p>
          </table:table-cell>
          <table:table-cell office:value-type="string" table:style-name="ce6">
            <text:p>Description</text:p>
          </table:table-cell>
          <table:table-cell office:value-type="string" table:style-name="ce6">
            <text:p>To be solved in Release</text:p>
          </table:table-cell>
          <table:table-cell office:value-type="string" table:style-name="ce6">
            <text:p>Comments</text:p>
          </table:table-cell>
          <table:table-cell office:value-type="string" table:style-name="ce6">
            <text:p>Impacts</text:p>
          </table:table-cell>
          <table:table-cell office:value-type="string" table:style-name="ce6">
            <text:p>Solution</text:p>
          </table:table-cell>
          <table:table-cell office:value-type="string" table:style-name="ce6">
            <text:p>NEW BUSINESS RULES (SPECIALLY RELEVANT FOR THE BIZDOC)</text:p>
          </table:table-cell>
          <table:table-cell office:value-type="string" table:style-name="ce6">
            <text:p>Mapping between V1.0.2 and V2.0.0</text:p>
          </table:table-cell>
          <table:table-cell office:value-type="string" table:style-name="ce7">
            <text:p>Mapping between V2.0.0 and V2.0.0</text:p>
          </table:table-cell>
          <table:table-cell table:number-columns-repeated="16372"/>
        </table:table-row>
        <table:table-row table:style-name="ro3">
          <table:table-cell/>
          <table:table-cell office:value-type="float" office:value="133" table:style-name="ce2">
            <text:p>133</text:p>
          </table:table-cell>
          <table:table-cell office:value-type="string" table:style-name="ce2">
            <text:p>Unused CodeLists</text:p>
          </table:table-cell>
          <table:table-cell office:value-type="string" table:style-name="ce2">
            <text:p>CLOSED</text:p>
          </table:table-cell>
          <table:table-cell office:value-type="string" table:style-name="ce2">
            <text:p>ActivityType and ContractType code lists seem not be used in any case for the ESPD-EDM 2.0.0.</text:p>
          </table:table-cell>
          <table:table-cell office:value-type="string" table:style-name="ce2">
            <text:p>2.0.1</text:p>
          </table:table-cell>
          <table:table-cell table:number-columns-repeated="2" table:style-name="ce2"/>
          <table:table-cell office:value-type="string" table:style-name="ce2">
            <text:p>In version 2.0.1 these codelists have been removed, as they're not used. ContractType is covered by the CodeList "ProcedureType".</text:p>
          </table:table-cell>
          <table:table-cell table:number-columns-repeated="16375" table:style-name="ce2"/>
        </table:table-row>
        <table:table-row table:style-name="ro4">
          <table:table-cell/>
          <table:table-cell office:value-type="float" office:value="132" table:style-name="ce2">
            <text:p>132</text:p>
          </table:table-cell>
          <table:table-cell office:value-type="string" table:style-name="ce2">
            <text:p>cac:TenderingCriterionResponse/cac:ResponseValue cannot be mandatory</text:p>
          </table:table-cell>
          <table:table-cell office:value-type="string" table:style-name="ce2">
            <text:p>CLOSED</text:p>
          </table:table-cell>
          <table:table-cell office:value-type="string" table:style-name="ce2">
            <text:p>The current structure for the response allows responding values inside the cac:ResponseValue element or in other elements of the cac:TenderingCriterionResponse, like cac:TenderingCriterionResponse/cac:ApplicablePeriod and cac:TenderingCriterionResponse/cac:EvidenceSupplied.</text:p>
            <text:p/>
            <text:p>Therefore the cardinality of the cac:TenderingCriterionResponse/cac:ResponseValue should be 0..* (although in most cases only one value is expected there are some cases where a collection of values must be provided, e.g. a list of Lots IDs, see documentation and examples on Lots).</text:p>
          </table:table-cell>
          <table:table-cell office:value-type="string" table:style-name="ce2">
            <text:p>2.0.1</text:p>
          </table:table-cell>
          <table:table-cell table:style-name="ce2"/>
          <table:table-cell office:value-type="string" table:style-name="ce2">
            <text:p>1. Documentation</text:p>
          </table:table-cell>
          <table:table-cell office:value-type="string" table:style-name="ce2">
            <text:p>This will be corrected in the documentation of the version 2.0.1. Beware that the UBL Schema allows for cardinality 0..*.</text:p>
            <text:p>Nonetheless this has been subject of discussion with UBL-2.2 (i.e. shouldn't the Period and Evidence be specified as elements of the ResponseValue, instead of elements of the cac:Tendering CriterionResponse, even worse: what is the true semantics of the qualifier "Applicable" in the case of Period) values and was decided to postpone a better design for future versions of UBL.</text:p>
          </table:table-cell>
          <table:table-cell office:value-type="string" table:style-name="ce2">
            <text:p>Cardinality of cac:TenderingCriterionResponse/cac:ResponseValue <text:s/>should be 0..n</text:p>
          </table:table-cell>
          <table:table-cell table:number-columns-repeated="16374" table:style-name="ce2"/>
        </table:table-row>
        <table:table-row table:style-name="ro5">
          <table:table-cell/>
          <table:table-cell office:value-type="float" office:value="131" table:style-name="ce2">
            <text:p>131</text:p>
          </table:table-cell>
          <table:table-cell office:value-type="string" table:style-name="ce2">
            <text:p>Cardinality of cac:Evidence/cbc:ID should be mandatory</text:p>
          </table:table-cell>
          <table:table-cell office:value-type="string" table:style-name="ce2">
            <text:p>CLOSED</text:p>
          </table:table-cell>
          <table:table-cell office:value-type="string" table:style-name="ce2">
            <text:p>The "/QualificationApplicationResponse/cac:Evidence/cbc:ID" should have a cardinality of 1..1 (currently 0..1).</text:p>
            <text:p/>
            <text:p>Reason: If there is an evidence used in the ESPD response, it should be always connected to a criterion and criterion response through a cross reference to the class /QualificationApplicationResponse/cac:TenderingCriterionResponse".</text:p>
            <text:p/>
            <text:p>(similar relationsship occurs between "TenderingCriterionResponse" and "cac:TenderingCriterion")</text:p>
          </table:table-cell>
          <table:table-cell office:value-type="string" table:style-name="ce2">
            <text:p>2.0.1</text:p>
          </table:table-cell>
          <table:table-cell table:style-name="ce2"/>
          <table:table-cell office:value-type="string" table:style-name="ce2">
            <text:p>1. Documentation</text:p>
            <text:p>2. Business Rules</text:p>
            <text:p>3. BizDoc</text:p>
          </table:table-cell>
          <table:table-cell office:value-type="string" table:style-name="ce2">
            <text:p>A Schematron rule has been added to control the cardinality of this element</text:p>
            <text:p>The documentation has been modified.</text:p>
          </table:table-cell>
          <table:table-cell office:value-type="string" table:style-name="ce2">
            <text:p>Cardinality of the Evidence ID must be 1..1</text:p>
          </table:table-cell>
          <table:table-cell table:number-columns-repeated="16374" table:style-name="ce2"/>
        </table:table-row>
        <table:table-row table:style-name="ro6">
          <table:table-cell/>
          <table:table-cell office:value-type="float" office:value="130" table:style-name="ce2">
            <text:p>130</text:p>
          </table:table-cell>
          <table:table-cell office:value-type="string" table:style-name="ce2">
            <text:p>Criteria Taxonomies need to be reviewed</text:p>
          </table:table-cell>
          <table:table-cell office:value-type="string" table:style-name="ce2">
            <text:p>CLOSED</text:p>
          </table:table-cell>
          <table:table-cell office:value-type="string" table:style-name="ce2">
            <text:p>Both the drawings in the documentation as well as the definitions and uuids in the spread-sheets contained in the distribution package need to be reviewed, as some errors have been detected.</text:p>
          </table:table-cell>
          <table:table-cell office:value-type="string" table:style-name="ce2">
            <text:p>2.0.1</text:p>
          </table:table-cell>
          <table:table-cell table:style-name="ce2"/>
          <table:table-cell office:value-type="string" table:style-name="ce2">
            <text:p>1. Documentation</text:p>
            <text:p>2. Spreadsheets in folder cl, editorial minor changes</text:p>
          </table:table-cell>
          <table:table-cell office:value-type="string" table:style-name="ce2">
            <text:p>Schemas in documentation (v.2.0.1) have been reviewed</text:p>
            <text:p>UUIDs, names and descriptions in files ESPD-REGULATED-CriteriaTaxonomy-V02.00.01 and ESPD-SELFCONTAINED-CriteriaTaxonomy-V02.00.01.xlsx do match now the ones in ESPD-Data_Structures-REGULATED-V02.00.01 and ESPD-Data_Structures-SELFCONTAINED-V02.00.01 spreadsheet books.</text:p>
          </table:table-cell>
          <table:table-cell table:number-columns-repeated="16375" table:style-name="ce2"/>
        </table:table-row>
        <table:table-row table:style-name="ro7">
          <table:table-cell/>
          <table:table-cell office:value-type="float" office:value="129" table:style-name="ce2">
            <text:p>129</text:p>
          </table:table-cell>
          <table:table-cell office:value-type="string" table:style-name="ce2">
            <text:p>ProcurementProject should be of cardinality 1..1 in ESPD Request</text:p>
          </table:table-cell>
          <table:table-cell office:value-type="string" table:style-name="ce2">
            <text:p>CLOSED</text:p>
          </table:table-cell>
          <table:table-cell office:value-type="string" table:style-name="ce2">
            <text:p>The cac:ProcurementProject cardinality in the UBL-2.2 XSD Schema is 0..1. The ESPD-EDM-2.0.0 documentation specifies also cardinality 0..1, however:</text:p>
            <text:p/>
            <text:p>This component represents the "common data about the procurement procedure";</text:p>
            <text:p>All procurement procedures have always a short "name" (or title) and optionally a "description"</text:p>
            <text:p>Therefore the component should be requested always, at least in the ESPD Request.</text:p>
          </table:table-cell>
          <table:table-cell office:value-type="string" table:style-name="ce2">
            <text:p>2.0.1</text:p>
          </table:table-cell>
          <table:table-cell table:style-name="ce8"/>
          <table:table-cell office:value-type="string" table:style-name="ce2">
            <text:p>1. Documentation</text:p>
            <text:p>2. Business Rules</text:p>
            <text:p>3. BizDoc</text:p>
          </table:table-cell>
          <table:table-cell office:value-type="string" table:style-name="ce2">
            <text:p>1. Documentation modified</text:p>
            <text:p>2. A Schematron business rule has been implemented in version 2.0.1 to control that an ESPD Request XML instance contains always an object cac:ProcurementProject and that the sub-element "cac:ProcurementProject/cbc:Name" contains a value.</text:p>
          </table:table-cell>
          <table:table-cell office:value-type="string" table:style-name="ce2">
            <text:p>The Procurement Project represents the procruement procedure. All procedure needs to be identified with an ID and a name. The ESPD Request must always carry an element ProcurementProject with a name and, optionally, a description.</text:p>
          </table:table-cell>
          <table:table-cell table:number-columns-repeated="2" table:style-name="ce8"/>
          <table:table-cell table:number-columns-repeated="16372"/>
        </table:table-row>
        <table:table-row table:style-name="ro8">
          <table:table-cell/>
          <table:table-cell office:value-type="float" office:value="128" table:style-name="ce2">
            <text:p>128</text:p>
          </table:table-cell>
          <table:table-cell office:value-type="string" table:style-name="ce2">
            <text:p>Unused codelists</text:p>
          </table:table-cell>
          <table:table-cell office:value-type="string" table:style-name="ce2">
            <text:p>CLOSED</text:p>
          </table:table-cell>
          <table:table-cell office:value-type="string" table:style-name="ce2">
            <text:p>The following codelists, distributed in version 2.0.0, are not actually used:</text:p>
            <text:p/>
            <text:p>1- ActivityTypeCode</text:p>
            <text:p/>
            <text:p>2- AmountTypeCode</text:p>
            <text:p/>
            <text:p>3- ContractType (instead the ProjectType codelist, maintained by the Publications Office, is used).</text:p>
          </table:table-cell>
          <table:table-cell office:value-type="string" table:style-name="ce2">
            <text:p>2.0.1</text:p>
          </table:table-cell>
          <table:table-cell table:style-name="ce2"/>
          <table:table-cell office:value-type="string" table:style-name="ce2">
            <text:p>1. CodeList spread-sheets book</text:p>
            <text:p>2. Conversions between V 1.0.2 and V2.0.0.</text:p>
          </table:table-cell>
          <table:table-cell table:number-columns-repeated="2" table:style-name="ce2"/>
          <table:table-cell office:value-type="string" table:style-name="ce2">
            <text:p>Need to control Code conversions</text:p>
          </table:table-cell>
          <table:table-cell table:number-columns-repeated="16373" table:style-name="ce2"/>
        </table:table-row>
        <table:table-row table:style-name="ro9">
          <table:table-cell/>
          <table:table-cell office:value-type="float" office:value="127" table:style-name="ce2">
            <text:p>127</text:p>
          </table:table-cell>
          <table:table-cell office:value-type="string" table:style-name="ce2">
            <text:p>Incorrect requirement about Lots related to ESPD-EDM-2.0.0 REGULATED</text:p>
          </table:table-cell>
          <table:table-cell office:value-type="string" table:style-name="ce2">
            <text:p>CLOSED</text:p>
          </table:table-cell>
          <table:table-cell office:value-type="string" table:style-name="ce2">
            <text:p>The documentation about ESPD-EDM-2.0.0 contains the following requirement:</text:p>
            <text:p/>
            <text:p>REQUIREMENT | At least one Lot must be always instantiated in the Regulated ESPD XML document. If the procurement procedure is not divided into Lots the only lot present in the Regulated ESPD XML document represents the procedure, and its Identifier value must be '0'.</text:p>
            <text:p/>
            <text:p>It should read:</text:p>
            <text:p/>
            <text:p>REQUIREMENT</text:p>
            <text:p/>
            <text:p>One Lot must be always instantiated in the Regulated ESPD XML document. It only expects one Lot representing the procurement procedure.</text:p>
            <text:p/>
            <text:p>The REGULATED version of the ESPD cannot be used for procurement procedures divided into Lots (for procedures divided into Lots use the SELF-CONTAINED version).</text:p>
          </table:table-cell>
          <table:table-cell office:value-type="string" table:style-name="ce2">
            <text:p>2.0.1</text:p>
          </table:table-cell>
          <table:table-cell table:style-name="ce2"/>
          <table:table-cell office:value-type="string" table:style-name="ce2">
            <text:p>1. BizDoc</text:p>
            <text:p>2. ESPD-EDM-2.0.1 DOCUMENTATION</text:p>
          </table:table-cell>
          <table:table-cell office:value-type="string" table:style-name="ce2">
            <text:p>The documentation (in version 2.0.1) reads now:</text:p>
            <text:p/>
            <text:p>One Lot must be always instantiated in the REGULATED ESPD XML document, and its identifier value should be '0'. The REGULATED version of the ESPD cannot be used for procurement procedures divided into Lots.</text:p>
            <text:p/>
            <text:p>For procedures divided into Lots use the SELF-CONTAINED version.</text:p>
          </table:table-cell>
          <table:table-cell office:value-type="string" table:style-name="ce2">
            <text:p/>
            <text:p>One Lot must be always instantiated in the Regulated ESPD XML document. It only expects one Lot representing the procurement procedure.<text:s/></text:p>
            <text:p/>
            <text:p>The REGULATED version of the ESPD cannot be used for procurement procedures divided into Lots (for procedures divided into Lots use the SELF-CONTAINED version).<text:s text:c="2"/></text:p>
          </table:table-cell>
          <table:table-cell table:number-columns-repeated="16374" table:style-name="ce2"/>
        </table:table-row>
        <table:table-row table:style-name="ro10">
          <table:table-cell/>
          <table:table-cell office:value-type="float" office:value="126" table:style-name="ce2">
            <text:p>126</text:p>
          </table:table-cell>
          <table:table-cell office:value-type="string" table:style-name="ce2">
            <text:p>Sole Contractor and Lead Entity should not share the same code</text:p>
          </table:table-cell>
          <table:table-cell office:value-type="string" table:style-name="ce2">
            <text:p>OPEN</text:p>
          </table:table-cell>
          <table:table-cell office:value-type="string" table:style-name="ce2">
            <text:p>The current version of the ESPD-EDMv2.0.0 defines one single code "SCLE" to both Sole Contractor and Lead Entity.</text:p>
            <text:p/>
            <text:p>This is an inconvenient and error-prone when the times comes to draft schematron rules in order to decide whether the role of the economic operator and determine which additional information needs to be required or not.</text:p>
            <text:p/>
            <text:p>For version 2.0.1 the rule to distinguish whether the economic operator is a Leader consists in:</text:p>
            <text:p/>
            <text:p>The EO role code = SCLE AND the element "/cbc:EconomicOperatorGroupName" contains a value.</text:p>
            <text:p/>
            <text:p>We propose to discuss this and promote a solution for the release 2.0.2.</text:p>
          </table:table-cell>
          <table:table-cell office:value-type="string" table:style-name="ce2">
            <text:p>2.0.2</text:p>
          </table:table-cell>
          <table:table-cell table:style-name="ce2"/>
          <table:table-cell office:value-type="string" table:style-name="ce2">
            <text:p>1. Codes</text:p>
            <text:p>2. Documentation (mockups and explanations)</text:p>
            <text:p>3. Business Rules</text:p>
          </table:table-cell>
          <table:table-cell office:value-type="string" table:style-name="ce2">
            <text:p>Propose SC for Sole Contractor and LE for Lead Entity in CodeList EORoles</text:p>
          </table:table-cell>
          <table:table-cell table:number-columns-repeated="16375" table:style-name="ce2"/>
        </table:table-row>
        <table:table-row table:style-name="ro11">
          <table:table-cell/>
          <table:table-cell office:value-type="float" office:value="125" table:style-name="ce2">
            <text:p>125</text:p>
          </table:table-cell>
          <table:table-cell office:value-type="string" table:style-name="ce2">
            <text:p>Misalignment between ESPD-CriteriaTaxonomy-V02.00.00.xlsx and ESPD-Data_Structures-SELFCONTAINED-V02.00.01.xlsx</text:p>
          </table:table-cell>
          <table:table-cell office:value-type="string" table:style-name="ce2">
            <text:p>OPEN</text:p>
          </table:table-cell>
          <table:table-cell office:value-type="string" table:style-name="ce2">
            <text:p>The ESPD-Data_Structures-SELFCONTAINED-V02.00.01.xlsx should be updated according to the data structures in files ESPD-Data_Structures-REGULATED-V02.00.01.xlsx and ESPD-Data_Structures-SELFCONTAINED-V02.00.01.xlsx.</text:p>
          </table:table-cell>
          <table:table-cell office:value-type="string" table:style-name="ce2">
            <text:p>2.0.1</text:p>
          </table:table-cell>
          <table:table-cell office:value-type="string" table:style-name="ce2">
            <text:p>The ESPD-Data_Structures-SELFCONTAINED-V02.00.01.xlsx should be updated according to the data structures in files ESPD-Data_Structures-REGULATED-V02.00.01.xlsx and ESPD-Data_Structures-SELFCONTAINED-V02.00.01.xlsx.</text:p>
          </table:table-cell>
          <table:table-cell office:value-type="string" table:style-name="ce2">
            <text:p>Criteria Taxonomy in CodeList ESPD-CriteriaTaxonomy-V02.00.01.xlsx</text:p>
          </table:table-cell>
          <table:table-cell office:value-type="string" table:style-name="ce2">
            <text:p>Burak to update this on Monday 22nd.</text:p>
          </table:table-cell>
          <table:table-cell table:number-columns-repeated="16375" table:style-name="ce2"/>
        </table:table-row>
        <table:table-row table:style-name="ro12">
          <table:table-cell/>
          <table:table-cell office:value-type="float" office:value="124" table:style-name="ce2">
            <text:p>124</text:p>
          </table:table-cell>
          <table:table-cell office:value-type="string" table:style-name="ce2">
            <text:p>Need to re-model some data structures as UBL-classes</text:p>
          </table:table-cell>
          <table:table-cell office:value-type="string" table:style-name="ce2">
            <text:p>OPEN</text:p>
          </table:table-cell>
          <table:table-cell office:value-type="string" table:style-name="ce2">
            <text:p>Since the very beginning of the ESPD-EDM until the latest version 2.0.0, some data structures were modelled using the Criterion class to express information that are not true criteria. Examples of this, in version 2.0.0 are:</text:p>
            <text:p/>
            <text:p>C57: OTHER-EO-SHELTERED</text:p>
            <text:p>C58: OTHER-EO-PQS</text:p>
            <text:p>C59: OTHER-EO-GROUPS</text:p>
            <text:p>C60: OTHER-EO-Lots</text:p>
            <text:p>C61: OTHER-EO-Contributions</text:p>
            <text:p>C62: OTHER-EO-RELIED_ON-ENTITIES</text:p>
            <text:p>C63: OTHER-EO-NOT_RELIED_ON-ENTITIES</text:p>
            <text:p>The information requirements that now are "super-modelled" as data structures in these "false criteria" should go in future UBL classes. Our proposal is to take them into account for the UBL-2.3 version (as a basis for a future ESPD-EDM version 3?).</text:p>
          </table:table-cell>
          <table:table-cell office:value-type="string" table:style-name="ce2">
            <text:p>-</text:p>
          </table:table-cell>
          <table:table-cell table:style-name="ce2"/>
          <table:table-cell office:value-type="string" table:style-name="ce2">
            <text:p>Exchange Data Model</text:p>
          </table:table-cell>
          <table:table-cell table:number-columns-repeated="16376" table:style-name="ce2"/>
        </table:table-row>
        <table:table-row table:style-name="ro13">
          <table:table-cell/>
          <table:table-cell office:value-type="float" office:value="123" table:style-name="ce2">
            <text:p>123</text:p>
          </table:table-cell>
          <table:table-cell office:value-type="string" table:style-name="ce2">
            <text:p>Subgroups of Abilities requirements with identical @UUID</text:p>
          </table:table-cell>
          <table:table-cell office:value-type="string" table:style-name="ce2">
            <text:p>CLOSED</text:p>
          </table:table-cell>
          <table:table-cell office:value-type="string" table:style-name="ce2">
            <text:p>In file ESPD-Data_Structures-SELFCONTAINED-V02.00.01 requirement group in data structures SC-Abilities_2_Checks and SC-Abilities_3 have identical UUIDs but the structures are different.</text:p>
          </table:table-cell>
          <table:table-cell office:value-type="string" table:style-name="ce2">
            <text:p>2.0.1</text:p>
          </table:table-cell>
          <table:table-cell table:style-name="ce2"/>
          <table:table-cell office:value-type="string" table:style-name="ce2">
            <text:p>Data Structures</text:p>
          </table:table-cell>
          <table:table-cell office:value-type="string" table:style-name="ce2">
            <text:p>Corrected in release ESPD-EDM v.2.0.1:</text:p>
            <text:p/>
            <text:p>SC-Abilities_2_Checks --&gt; Group #ID 9026e403-3eb6-4705-a9e9-e21a1efc867d added inside the requirement group #ID 10822ddd-9ba6-42d5-9339-de0845aeafc9</text:p>
            <text:p>SC-Abilities_3 --&gt; Group #ID 9026e403-3eb6-4705-a9e9-e21a1efc867d added inside the requirement group #ID 7f7949a8-dbe6-496c-a9f6-6f05b8648bad</text:p>
          </table:table-cell>
          <table:table-cell table:number-columns-repeated="16375" table:style-name="ce2"/>
        </table:table-row>
        <table:table-row table:style-name="ro14">
          <table:table-cell/>
          <table:table-cell office:value-type="float" office:value="122" table:style-name="ce2">
            <text:p>122</text:p>
          </table:table-cell>
          <table:table-cell office:value-type="string" table:style-name="ce2">
            <text:p>Subgroups of requirements with the same ID</text:p>
          </table:table-cell>
          <table:table-cell office:value-type="string" table:style-name="ce2">
            <text:p>CLOSED</text:p>
          </table:table-cell>
          <table:table-cell office:value-type="string" table:style-name="ce2">
            <text:p>In ESPD-Data_Structures-SELFCONTAINED-V02.00.00 the subgroups of requirements SC-General_Turnover, SC-Specific_Turnover, SC-General_Average_Turnover, SC-Specific_Average_Turnover have the same Element UUID 5ca58d66-3ef1-4145-957c-45d5b18a837f, but the structures are different (hence they are separated in different tabs of the spread-sheets book).</text:p>
          </table:table-cell>
          <table:table-cell office:value-type="string" table:style-name="ce2">
            <text:p>2.0.1</text:p>
          </table:table-cell>
          <table:table-cell table:style-name="ce2"/>
          <table:table-cell office:value-type="string" table:style-name="ce2">
            <text:p>Data Structures</text:p>
          </table:table-cell>
          <table:table-cell office:value-type="string" table:style-name="ce2">
            <text:p>The new ESPD-EDM release, version 2.0.1 has corrected this. The new #UUIDs are now:</text:p>
            <text:p/>
            <text:p>SC-General_Turnover --&gt; 5ca58d66-3ef1-4145-957c-45d5b18a837f</text:p>
            <text:p>SC-Specific_Turnover --&gt; 19a68e37-d307-4a28-9061-c22cd767be58</text:p>
            <text:p>SC-General_Average_Turnover --&gt; 53882893-f4a8-40ae-99dc-cad7b0748790</text:p>
            <text:p>SC-Specific_Average_Turnover --&gt; 6cff132b-8d15-4f79-ae37-2f9295432381</text:p>
          </table:table-cell>
          <table:table-cell table:number-columns-repeated="16375" table:style-name="ce2"/>
        </table:table-row>
        <table:table-row table:style-name="ro15">
          <table:table-cell table:style-name="ce2"/>
          <table:table-cell office:value-type="float" office:value="121" table:style-name="ce2">
            <text:p>121</text:p>
          </table:table-cell>
          <table:table-cell office:value-type="string" table:style-name="ce2">
            <text:p>Change request for Insurance criteria (Part IV)</text:p>
          </table:table-cell>
          <table:table-cell office:value-type="string" table:style-name="ce2">
            <text:p>OPEN</text:p>
          </table:table-cell>
          <table:table-cell office:value-type="string" table:style-name="ce2">
            <text:p>Background</text:p>
            <text:p>In Ireland it’s common to have more that one insurance requirement in procurements. Therefore we would like to suggest an extension for the “Professional Risk Indemnity Insurance” in V1.0.2 data model or the regulated ESPD</text:p>
            <text:p/>
            <text:p>Description of the Extension</text:p>
            <text:p>Area/Scope</text:p>
            <text:p>This extension is only applicable for the Economic Operator and for the V1.0.2 or Regulated ESPD data model</text:p>
            <text:p/>
            <text:p>Extension</text:p>
            <text:p/>
            <text:p>We need to Add one more field “Insurance type” to the existing “Professional Risk Indemnity Insurance” criterion. This new field is a simple text field that will allow the EO to specify the insurance type</text:p>
            <text:p>Allow the EO to Add multiple insurance.</text:p>
            <text:p>Please see screenshot below for an illustration</text:p>
            <text:p>insurance requiremnet</text:p>
            <text:p/>
            <text:p>Other info</text:p>
            <text:p>Please note that we understand that this issue has been addressed it in V2 (self-contained). Therefore our request is only scoped and necessary for the V1.0.2 data model or the regulated ESPD</text:p>
          </table:table-cell>
          <table:table-cell table:style-name="ce2"/>
          <table:table-cell office:value-type="string" table:style-name="ce2">
            <text:p>This would be a change request for the ESPD-Service and the ESPD-EDM….should we accept these Change Requests for the ESPD-Service? And for the ESDP-1.0.2? Or we should take them into account only for the ESPD-EMD-2.0.0-REGULATED version?</text:p>
          </table:table-cell>
          <table:table-cell table:number-columns-repeated="16377" table:style-name="ce2"/>
        </table:table-row>
        <table:table-row table:style-name="ro16">
          <table:table-cell table:style-name="ce2"/>
          <table:table-cell office:value-type="float" office:value="120" table:style-name="ce2">
            <text:p>120</text:p>
          </table:table-cell>
          <table:table-cell office:value-type="string" table:style-name="ce2">
            <text:p>Propper schemeID of TED number</text:p>
          </table:table-cell>
          <table:table-cell office:value-type="string" table:style-name="ce2">
            <text:p>OPEN</text:p>
          </table:table-cell>
          <table:table-cell office:value-type="string" table:style-name="ce2">
            <text:p>When generating an ESPD Request in the ESPD Service using a dummy TED number, I get the following:</text:p>
            <text:p/>
            <text:p>&lt;cbc:ID</text:p>
            <text:p><text:s text:c="4"/>schemeID="COM-GROW-TEMPORARY-ID"<text:s/></text:p>
            <text:p><text:s text:c="4"/>schemeAgencyID="EU-COM-GROW"</text:p>
            <text:p><text:s text:c="4"/>schemeAgencyName="DG GROW (European Commission)"</text:p>
            <text:p><text:s text:c="4"/>schemeVersionID="1.1"&gt;0000/S 000-000000&lt;/cbc:ID&gt;</text:p>
            <text:p>When uploading the very same ESPD Request to the ESPD Service and using the very same dummy TED number, I get the following in the ESPD Response:</text:p>
            <text:p/>
            <text:p>&lt;cbc:ID</text:p>
            <text:p><text:s text:c="4"/>schemeID="ISO/IEC 9834-8:2008 - 4UUID"</text:p>
            <text:p><text:s text:c="4"/>schemeAgencyID="EU-COM-GROW"</text:p>
            <text:p><text:s text:c="4"/>schemeAgencyName="DG GROW (European Commission)"<text:s/></text:p>
            <text:p><text:s text:c="4"/>schemeVersionID="1.1"&gt;0000/S 000-000000&lt;/cbc:ID&gt;</text:p>
            <text:p>The TED number is not an UUID.</text:p>
            <text:p>What is the expected schemeID for ESPD Response when a TED number is provided?</text:p>
          </table:table-cell>
          <table:table-cell table:style-name="ce2"/>
          <table:table-cell office:value-type="string" table:style-name="ce2">
            <text:p>This seems an issue provoked by the ESPD-Service</text:p>
          </table:table-cell>
          <table:table-cell table:number-columns-repeated="16377" table:style-name="ce2"/>
        </table:table-row>
        <table:table-row table:style-name="ro16">
          <table:table-cell table:style-name="ce2"/>
          <table:table-cell office:value-type="float" office:value="119" table:style-name="ce2">
            <text:p>119</text:p>
          </table:table-cell>
          <table:table-cell office:value-type="string" table:style-name="ce2">
            <text:p>Missing code "NGOJ" in DocRefContentType</text:p>
          </table:table-cell>
          <table:table-cell office:value-type="string" table:style-name="ce2">
            <text:p>OPEN</text:p>
          </table:table-cell>
          <table:table-cell office:value-type="string" table:style-name="ce2">
            <text:p>When generating an ESPD Request in the ESPD Service using a dummy TED number, I get the following:</text:p>
            <text:p/>
            <text:p>&lt;cbc:ID</text:p>
            <text:p><text:s text:c="4"/>schemeID="COM-GROW-TEMPORARY-ID"<text:s/></text:p>
            <text:p><text:s text:c="4"/>schemeAgencyID="EU-COM-GROW"</text:p>
            <text:p><text:s text:c="4"/>schemeAgencyName="DG GROW (European Commission)"</text:p>
            <text:p><text:s text:c="4"/>schemeVersionID="1.1"&gt;0000/S 000-000000&lt;/cbc:ID&gt;</text:p>
            <text:p>When uploading the very same ESPD Request to the ESPD Service and using the very same dummy TED number, I get the following in the ESPD Response:</text:p>
            <text:p/>
            <text:p>&lt;cbc:ID</text:p>
            <text:p><text:s text:c="4"/>schemeID="ISO/IEC 9834-8:2008 - 4UUID"</text:p>
            <text:p><text:s text:c="4"/>schemeAgencyID="EU-COM-GROW"</text:p>
            <text:p><text:s text:c="4"/>schemeAgencyName="DG GROW (European Commission)"<text:s/></text:p>
            <text:p><text:s text:c="4"/>schemeVersionID="1.1"&gt;0000/S 000-000000&lt;/cbc:ID&gt;</text:p>
            <text:p>The TED number is not an UUID.</text:p>
            <text:p>What is the expected schemeID for ESPD Response when a TED number is provided?</text:p>
          </table:table-cell>
          <table:table-cell table:style-name="ce2"/>
          <table:table-cell office:value-type="string" table:style-name="ce2">
            <text:p>This seems an issue provoked by the ESPD-Service</text:p>
          </table:table-cell>
          <table:table-cell table:number-columns-repeated="16377" table:style-name="ce2"/>
        </table:table-row>
        <table:table-row table:style-name="ro15">
          <table:table-cell table:style-name="ce2"/>
          <table:table-cell office:value-type="float" office:value="117" table:style-name="ce2">
            <text:p>117</text:p>
          </table:table-cell>
          <table:table-cell office:value-type="string" table:style-name="ce2">
            <text:p>Evidence Supplied / Evidence Identifier in ESPD Data Structures</text:p>
          </table:table-cell>
          <table:table-cell office:value-type="string" table:style-name="ce2">
            <text:p>CLOSED</text:p>
          </table:table-cell>
          <table:table-cell office:value-type="string" table:style-name="ce2">
            <text:p>For each criteria there should be a possibility to indicate an evidence through an evidence identifier in order to support the once only principle. If not available, EOs have to re-enter their prequalification information into the ESPD since they are managed in external documents. At least for the following criteria they should be added in order to link to documents available in the German prequalification database:</text:p>
            <text:p>Breaching of obligations in the fields of social law</text:p>
            <text:p>Breaching of obligations in the fields of labour law</text:p>
            <text:p>Guilty of grave professional misconduct</text:p>
            <text:p>Agreements with other economic operators aimed at distorting competition</text:p>
            <text:p>Early termination, damages or other comparable sanctions</text:p>
            <text:p>General yearly turnover</text:p>
            <text:p>Specific yearly turnover</text:p>
            <text:p>Average yearly turnover</text:p>
            <text:p>Specific yearly turnover</text:p>
            <text:p>Number of managerial staff</text:p>
            <text:p>Average annual manpower</text:p>
          </table:table-cell>
          <table:table-cell office:value-type="string" table:style-name="ce2">
            <text:p>2.0.1</text:p>
          </table:table-cell>
          <table:table-cell table:style-name="ce2"/>
          <table:table-cell office:value-type="string" table:style-name="ce2">
            <text:p>1) Does not impact on the Data Model.<text:s/></text:p>
            <text:p/>
            <text:p>2) Impacts on the Data Structures. OBLIGES TO HAVE THE GROUP #UUID 9026e403-3eb6-4705-a9e9-e21a1efc867d with cardinality 1</text:p>
            <text:p/>
            <text:p>3) Impacts on the documentation: all the images on the asciidoc about data structures have to been changed.</text:p>
          </table:table-cell>
          <table:table-cell office:value-type="string" table:style-name="ce2">
            <text:p>All Data Structures in ESPD-Regulated and ESPD-SELFCONTAINED Excels have been reviewed and modified. The images in the documentation too.</text:p>
            <text:p>The change request can be summed up as follows: the user should be able to associate one or more evidence to any criterion. The followin data structures have been vary now from version 1.0:</text:p>
            <text:p>REGULATED:</text:p>
            <text:p>* EG-Convictions -&gt; NO CHANGES!</text:p>
            <text:p>* EG-Contributions -&gt; NO CHANGES!</text:p>
            <text:p>* EG-Environ-Social-Labour_Law -&gt; Group #UUID 9026e403-3eb6-4705-a9e9-e21a1efc867d added at the end of the structure</text:p>
            <text:p>* EG-Business <text:s/>-&gt; NO CHANGES!</text:p>
            <text:p>* EG-Misconduct -&gt; Group -&gt; Group #UUID 9026e403-3eb6-4705-a9e9-e21a1efc867d added at the end of the structure</text:p>
            <text:p>* EG-Conflict_of_interest -&gt; Group #UUID 9026e403-3eb6-4705-a9e9-e21a1efc867d added at the end of the structure</text:p>
            <text:p>* EG-Early_termination -&gt; Group #UUID 9026e403-3eb6-4705-a9e9-e21a1efc867d added at the end of the structure</text:p>
            <text:p>* EG-Misinterpretation -&gt; Group #UUID 9026e403-3eb6-4705-a9e9-e21a1efc867d added at the end of the structure</text:p>
            <text:p>* EG-Purely_national -&gt; NO CHANGES!</text:p>
            <text:p>* SC-Suitability -&gt; NO CHANGES!</text:p>
            <text:p>* SC-Yearly_Turnovers -&gt; Group #UUID 9026e403-3eb6-4705-a9e9-e21a1efc867d added at the end of the structure</text:p>
            <text:p>* SC-Average_Turnovers -&gt; NO CHANGES!</text:p>
            <text:p>* SC-Setup_of_economic_operator -&gt; Group #UUID 9026e403-3eb6-4705-a9e9-e21a1efc867d added at the end of the structure</text:p>
            <text:p>* SC-Financial_ratios -&gt; Group #UUID 9026e403-3eb6-4705-a9e9-e21a1efc867d added at the end of the structure</text:p>
            <text:p>* SC-Professional_risk_insurance -&gt; NO CHANGES!</text:p>
            <text:p>* SC-Other_economic_or_financial -&gt; Group #UUID 9026e403-3eb6-4705-a9e9-e21a1efc867d added at the end of the structure</text:p>
            <text:p>* SC-References -&gt; NO CHANGES!</text:p>
            <text:p>* SC-Abilities_1 -&gt; NO CHANGES!</text:p>
            <text:p>* SC-Abilities_2_checks -&gt; Group #UUID 9026e403-3eb6-4705-a9e9-e21a1efc867d added at the end of the structure</text:p>
            <text:p>* SC-Abilities_3 -&gt; Group #UUID 9026e403-3eb6-4705-a9e9-e21a1efc867d added at the end of the structure</text:p>
            <text:p>* SC-Subcontracting_proportion -&gt; Group #UUID 9026e403-3eb6-4705-a9e9-e21a1efc867d added at the end of the structure</text:p>
            <text:p>* SC-Samples_certificates -&gt; NO CHANGES!</text:p>
            <text:p>* SC-Quality_assurance -&gt; In this case the Subgroup #UUID 9026e403-3eb6-4705-a9e9-e21a1efc867d has been extracted from the<text:s/></text:p>
            <text:p>* SC-Quality_assurance -&gt; In this case the Subgroup #UUID 4887c3d7-05fc-4e3e-b066-f338910f0c4c and has been added at the end of the criterion data structure</text:p>
            <text:p>* OTHER-EO-SHELTERED -&gt; Group #UUID 9026e403-3eb6-4705-a9e9-e21a1efc867d added at the end of the structure</text:p>
            <text:p>* OTHER-EO-PQS -&gt; Group #UUID 9026e403-3eb6-4705-a9e9-e21a1efc867d added at the end of the structure</text:p>
            <text:p>* OTHER-EO-GROUPS -&gt; Group #UUID 9026e403-3eb6-4705-a9e9-e21a1efc867d added at the end of the structure</text:p>
            <text:p>* OTHER-EO-Lots -&gt; Group #UUID 9026e403-3eb6-4705-a9e9-e21a1efc867d added at the end of the structure</text:p>
            <text:p>* OTHER-EO-Contributions -&gt; Group #UUID 9026e403-3eb6-4705-a9e9-e21a1efc867d added at the end of the structure</text:p>
            <text:p>* OTHER-EO-NOT_RELIED_ON-ENTITIES -&gt; Group #UUID 9026e403-3eb6-4705-a9e9-e21a1efc867d added at the end of the structure</text:p>
            <text:p>SELF-CONTAINED:</text:p>
            <text:p>* EG-Convictions -&gt; NO CHANGES!</text:p>
            <text:p>* EG-Contributions -&gt; NO CHANGES!</text:p>
            <text:p>* EG-Business <text:s/>-&gt; NO CHANGES!</text:p>
            <text:p>* EG-Misconduct -&gt; Group #UUID 9026e403-3eb6-4705-a9e9-e21a1efc867d added at the end of the structure</text:p>
            <text:p>* EG-Conflict_of_interest -&gt; Group #UUID 9026e403-3eb6-4705-a9e9-e21a1efc867d added at the end of the structure</text:p>
            <text:p>* EG-Early_termination -&gt; Group #UUID 9026e403-3eb6-4705-a9e9-e21a1efc867d added at the end of the structure</text:p>
            <text:p>* EG-Misinterpretation -&gt; Group #UUID 9026e403-3eb6-4705-a9e9-e21a1efc867d added at the end of the structure</text:p>
            <text:p>* EG-Purely_national -&gt; NO CHANGES!</text:p>
            <text:p>* SC-Suitability -&gt; NO CHANGES!</text:p>
            <text:p>* SC-General_Turnover -&gt; Subgroup #UUID 9026e403-3eb6-4705-a9e9-e21a1efc867d added inside the the requirement group #UUID 5ca58d66-3ef1-4145-957c-45d5b18a837f</text:p>
            <text:p>* SC-Specific_Turnover -&gt; Subgroup #UUID 9026e403-3eb6-4705-a9e9-e21a1efc867d added inside the the requirement group #UUID 19a68e37-d307-4a28-9061-c22cd767be58</text:p>
            <text:p>* SC-General_Average_Turnover -&gt; Subgroup #UUID 9026e403-3eb6-4705-a9e9-e21a1efc867d added inside the the requirement group #UUID 53882893-f4a8-40ae-99dc-cad7b0748790</text:p>
            <text:p>* SC-Specific_Average_Turnover -&gt; Subgroup #UUID 9026e403-3eb6-4705-a9e9-e21a1efc867d added inside the the requirement group #UUID 6cff132b-8d15-4f79-ae37-2f9295432381</text:p>
            <text:p>* SC-Specific_Average_Turnover -&gt; Group #UUID 9026e403-3eb6-4705-a9e9-e21a1efc867d added at the end of the structure</text:p>
            <text:p>* SC-Financial_ratios -&gt; Group #UUID 9026e403-3eb6-4705-a9e9-e21a1efc867d added at the end of the structure</text:p>
            <text:p>* SC-Other_economic_or_financial -&gt; Group #UUID 9026e403-3eb6-4705-a9e9-e21a1efc867d added inside the requirement group #UUID <text:s/>4ddccd16-91e4-4b72-ae0f-78f2f1ab9490</text:p>
            <text:p>* SC-Abilities_2_Checks -&gt; Group #UUID 9026e403-3eb6-4705-a9e9-e21a1efc867d added inside the requirement group #UUID <text:s/>10822ddd-9ba6-42d5-9339-de0845aeafc9</text:p>
            <text:p>* SC-Abilities_3 -&gt; Group #UUID 9026e403-3eb6-4705-a9e9-e21a1efc867d added inside the requirement group #UUID <text:s/>7f7949a8-dbe6-496c-a9f6-6f05b8648bad</text:p>
            <text:p>* SC-Subcontracting_proportion -&gt; Group #UUID 9026e403-3eb6-4705-a9e9-e21a1efc867d added at the end of the structure</text:p>
            <text:p>* SC-Samples_certificates -&gt; NO CHANGES!</text:p>
            <text:p>* SC-Quality_assurance -&gt; In this case the Subgroup #UUID 9026e403-3eb6-4705-a9e9-e21a1efc867d has been extracted from the Subgroup #UUID 4887c3d7-05fc-4e3e-b066-f338910f0c4c and has been added at the end of the requirement_group #UUID 612d99eb-ea3b-4275-ac06-0db05e039c8c</text:p>
            <text:p>* OTHER-EO-SHELTERED -&gt; Group #UUID 9026e403-3eb6-4705-a9e9-e21a1efc867d added at the end of the structure</text:p>
            <text:p>* OTHER-EO-PQS -&gt; Group #UUID 9026e403-3eb6-4705-a9e9-e21a1efc867d added at the end of the structure</text:p>
            <text:p>* OTHER-EO-GROUPS -&gt; Group #UUID 9026e403-3eb6-4705-a9e9-e21a1efc867d added at the end of the structure</text:p>
            <text:p>* OTHER-EO-Lots -&gt; Group #UUID 9026e403-3eb6-4705-a9e9-e21a1efc867d added at the end of the structure</text:p>
            <text:p>* OTHER-EO-Contributions -&gt; Group #UUID 9026e403-3eb6-4705-a9e9-e21a1efc867d added at the end of the structure</text:p>
            <text:p>* OTHER-EO-RELIED_ON-ENTITIES -&gt; Group #UUID 9026e403-3eb6-4705-a9e9-e21a1efc867d added at the end of the structure</text:p>
            <text:p>* OTHER-EO-NOT_RELIED_ON-ENTITIES -&gt; Group #UUID 9026e403-3eb6-4705-a9e9-e21a1efc867d added at the end of the structure</text:p>
            <text:p/>
            <text:p>The documentation has been changed accordingly: the images corresponding to all these data structures have been updated.</text:p>
          </table:table-cell>
          <table:table-cell office:value-type="string" table:style-name="ce8">
            <text:p>GROUP #UUID 9026e403-3eb6-4705-a9e9-e21a1efc867d IS NOW ASSOCIATED TO ALL CRITERIA WITH cardinality 1.</text:p>
          </table:table-cell>
          <table:table-cell table:number-columns-repeated="16374"/>
        </table:table-row>
        <table:table-row table:style-name="ro14">
          <table:table-cell table:style-name="ce2"/>
          <table:table-cell office:value-type="float" office:value="116" table:style-name="ce2">
            <text:p>116</text:p>
          </table:table-cell>
          <table:table-cell office:value-type="string" table:style-name="ce2">
            <text:p>Missing eCertis information for "Direct or indirect involvement in the preparation of this procurement procedure" criterion</text:p>
          </table:table-cell>
          <table:table-cell office:value-type="string" table:style-name="ce2">
            <text:p>OPEN</text:p>
          </table:table-cell>
          <table:table-cell office:value-type="string" table:style-name="ce2">
            <text:p>eCertis is not returning information for the following criterion:</text:p>
            <text:p>ID: 61874050-5130-4f1c-a174-720939c7b483</text:p>
            <text:p>Name: Direct or indirect involvement in the preparation of this procurement procedure</text:p>
            <text:p/>
            <text:p>Isn't there a requirement that states that all ESPD criteria must be defined in eCertis?</text:p>
            <text:p>Is this a problem to be solved by eCertis?</text:p>
          </table:table-cell>
          <table:table-cell table:style-name="ce2"/>
          <table:table-cell office:value-type="string" table:style-name="ce2">
            <text:p>- Ansgar Mondorf: We will check and look into the details where the problem is.</text:p>
            <text:p>- Marc-Christopher: The problem, is likely that this criterion is not currently in eCertis. We have to "exchange" it with another criterion which is duplicated in eCertis.</text:p>
            <text:p>- Enric Staromiejski: Do we have to have this Issue in the ESPD-EDM issues management tab of the Github? I propose to open a third space (addittionally to the ESPD Service and ESPD-EDM) named eCertis and move these issues there.</text:p>
          </table:table-cell>
          <table:table-cell office:value-type="string" table:style-name="ce2">
            <text:p>1. Impacts on eCertis</text:p>
            <text:p>2. Does not impact the EDM</text:p>
          </table:table-cell>
          <table:table-cell table:number-columns-repeated="16376" table:style-name="ce2"/>
        </table:table-row>
        <table:table-row table:style-name="ro7">
          <table:table-cell table:style-name="ce2"/>
          <table:table-cell office:value-type="float" office:value="115" table:style-name="ce2">
            <text:p>115</text:p>
          </table:table-cell>
          <table:table-cell office:value-type="string" table:style-name="ce2">
            <text:p>Mandatory reference to ESPD Request in EPSD response</text:p>
          </table:table-cell>
          <table:table-cell office:value-type="string" table:style-name="ce2">
            <text:p>CLOSED</text:p>
          </table:table-cell>
          <table:table-cell office:value-type="string" table:style-name="ce2">
            <text:p>Currently it is foreseen that it will be mandatory to have an ESPD Request which has to be attached to an ESPD Repsonse. This architecture makes is unflexible in some scenarios. According the german laws EOs are able to qualifiy through a prequalification system. This system does not require to have an ESPD request beforehand as the prequalification requirements (and the corresponding criteria) are governed by law. In order to ease the process and to increase the use of the EPSD, we plan to only use the ESPD response in these scenarios.</text:p>
          </table:table-cell>
          <table:table-cell office:value-type="string" table:style-name="ce2">
            <text:p>-</text:p>
          </table:table-cell>
          <table:table-cell table:number-columns-repeated="2" table:style-name="ce2"/>
          <table:table-cell office:value-type="string" table:style-name="ce2">
            <text:p>There is a need to technically link to the ESPD request in the ESPD response. However, on a business level the link can be established by anyone. In the example above this could be done by the PQ service provider by applying e.g, a default PQ template.</text:p>
          </table:table-cell>
          <table:table-cell table:number-columns-repeated="16375" table:style-name="ce2"/>
        </table:table-row>
        <table:table-row table:style-name="ro17">
          <table:table-cell table:style-name="ce2"/>
          <table:table-cell office:value-type="float" office:value="114" table:style-name="ce2">
            <text:p>114</text:p>
          </table:table-cell>
          <table:table-cell office:value-type="string" table:style-name="ce2">
            <text:p>JurisdictionLevelCode link between eCertis and ESPD</text:p>
          </table:table-cell>
          <table:table-cell office:value-type="string" table:style-name="ce2">
            <text:p>OPEN</text:p>
          </table:table-cell>
          <table:table-cell table:style-name="ce2"/>
          <table:table-cell office:value-type="string" table:style-name="ce2">
            <text:p>2.0.0</text:p>
          </table:table-cell>
          <table:table-cell office:value-type="string" table:style-name="ce2">
            <text:p>1. This is an issue for eCertis: The codes defined in ESPD-EDMv1.0.2 are the same as the ones used in the subsequent versions of the ESPD-EDM. We recommend the creation of a specific area for eCertis in this Github space and move all the issues related to eCertis there.</text:p>
            <text:p/>
            <text:p>2. Beware, however, that the name of the codelist (not its content) changed from "JurisdictionLevelCode" in version 1.0.2 to "LegislationType" in version 2.0.0.</text:p>
          </table:table-cell>
          <table:table-cell office:value-type="string" table:style-name="ce2">
            <text:p>1. Impacts on eCertis</text:p>
            <text:p>2. Does not impact the EDM</text:p>
          </table:table-cell>
          <table:table-cell table:number-columns-repeated="16376" table:style-name="ce2"/>
        </table:table-row>
        <table:table-row table:style-name="ro6">
          <table:table-cell table:style-name="ce2"/>
          <table:table-cell office:value-type="float" office:value="113" table:style-name="ce2">
            <text:p>113</text:p>
          </table:table-cell>
          <table:table-cell office:value-type="string" table:style-name="ce2">
            <text:p>Figures in ESPD Response XML Instantiation Guide</text:p>
          </table:table-cell>
          <table:table-cell office:value-type="string" table:style-name="ce2">
            <text:p>CLOSED</text:p>
          </table:table-cell>
          <table:table-cell office:value-type="string" table:style-name="ce2">
            <text:p>The figures in the ESPD Response XML Instantiation Guide are not shown</text:p>
            <text:p/>
            <text:p>https://espd.github.io/ESPD-EDM/v1.0.2/index_response.html</text:p>
          </table:table-cell>
          <table:table-cell office:value-type="string" table:style-name="ce2">
            <text:p>-</text:p>
          </table:table-cell>
          <table:table-cell office:value-type="string" table:style-name="ce2">
            <text:p>Virgiliu: it should be fixed now, thank you for reporting this.</text:p>
          </table:table-cell>
          <table:table-cell office:value-type="string" table:style-name="ce2">
            <text:p>EDM-V1.0.2 Documentation</text:p>
          </table:table-cell>
          <table:table-cell office:value-type="string" table:style-name="ce2">
            <text:p>Fixed</text:p>
          </table:table-cell>
          <table:table-cell table:number-columns-repeated="16375" table:style-name="ce2"/>
        </table:table-row>
        <table:table-row table:style-name="ro18">
          <table:table-cell table:style-name="ce2"/>
          <table:table-cell office:value-type="float" office:value="112" table:style-name="ce2">
            <text:p>112</text:p>
          </table:table-cell>
          <table:table-cell office:value-type="string" table:style-name="ce2">
            <text:p>Schematron error when ESPD Response contains Lot Information</text:p>
          </table:table-cell>
          <table:table-cell office:value-type="string" table:style-name="ce2">
            <text:p>CLOSED</text:p>
          </table:table-cell>
          <table:table-cell office:value-type="string" table:style-name="ce2">
            <text:p>The schematron used for validation of ESPD Response 1.0.2 contains the following rule which is problematic:</text:p>
            <text:p/>
            <text:p>&lt;reports&gt;</text:p>
            <text:p><text:s text:c="6"/>&lt;error xsi:type="BAR"&gt;</text:p>
            <text:p><text:s text:c="9"/>&lt;description&gt;The current version of the ESPD Service does not allow for the specification of multiple lots. To ensure conformace with the current version of the ESPD Service the ID sub-element inside the element ProcurementProjectLot MUST be 0 (zero).&lt;/description&gt;</text:p>
            <text:p><text:s text:c="9"/>&lt;location&gt;xml:84:0&lt;/location&gt;</text:p>
            <text:p><text:s text:c="9"/>&lt;test&gt;( not(cbc:ID!='0') )&lt;/test&gt;</text:p>
            <text:p><text:s text:c="6"/>&lt;/error&gt;</text:p>
            <text:p><text:s text:c="3"/>&lt;/reports&gt;</text:p>
            <text:p/>
            <text:p>However, the ESPD Response has a field specifically for defining lots which uses the specific UBL Element.</text:p>
            <text:p>The Schematron should be updated to reflect the correct business rule for ESPD Response 1.0.2</text:p>
            <text:p>Artifact and report as a zip file</text:p>
          </table:table-cell>
          <table:table-cell office:value-type="string" table:style-name="ce2">
            <text:p>2.0.1</text:p>
          </table:table-cell>
          <table:table-cell office:value-type="string" table:style-name="ce2">
            <text:p><text:span text:style-name="T2">PASS TO MARIA ASAP</text:span><text:span text:style-name="T2"/></text:p>
            <text:p/>
            <text:p>This is being corrected in the Version 2.0.1 REGULATED version. We can correct this also for version 1.0.2 but in order to not having to create a new version 1.0.3 or similar I propose to create a folder with bug-fixes for version 1.0.2 ("Previous-versions-fixed-bugs") inside the distribution package of version 2.0.1.</text:p>
            <text:p/>
            <text:p>What do you think about my proposal?</text:p>
          </table:table-cell>
          <table:table-cell office:value-type="string" table:style-name="ce2">
            <text:p>EDM V1.0.2</text:p>
          </table:table-cell>
          <table:table-cell office:value-type="string" table:style-name="ce2">
            <text:p>After revewing this story and origins of this issue the conclusions are:</text:p>
            <text:p/>
            <text:p>1. ESPD-EDM-V1.0.2 *cannot* be used for procurement procedures divided in lots.</text:p>
            <text:p/>
            <text:p>2. ESPD-EDM-V2.0.0 is intended to move from the GROWTH's proprietary specification towards the UBL-2.2 specification. It was decided to have two "flavours" of XML implementations, both based on the same common set of UBL schemas:</text:p>
            <text:p/>
            <text:p>- ESPD-EDM-2.0.0 REGULATED, with the objective of ensuring backwards compatibility with the previous ESPD-EDM-1.0.2. This ESPD-EDM-2.0.0 REGULATED cannot be used for procedures divided into Lots, otherwise the compatibility would be broken.</text:p>
            <text:p/>
            <text:p>- ESPD-EDM-2.0.0 Self-contained, which is much more flexible and can be used for procedures divided into Lots, but is not compatible with the previous version 1.0.2.<text:s/></text:p>
            <text:p/>
            <text:p>**In conclusion: the Schematron rule is correct and should not be modified.**</text:p>
            <text:p/>
          </table:table-cell>
          <table:table-cell table:number-columns-repeated="16375" table:style-name="ce2"/>
        </table:table-row>
        <table:table-row table:style-name="ro19">
          <table:table-cell table:style-name="ce2"/>
          <table:table-cell office:value-type="float" office:value="111" table:style-name="ce2">
            <text:p>111</text:p>
          </table:table-cell>
          <table:table-cell office:value-type="string" table:style-name="ce2">
            <text:p>C36 - Other economic or financial requirements</text:p>
          </table:table-cell>
          <table:table-cell office:value-type="string" table:style-name="ce2">
            <text:p>CLOSED</text:p>
          </table:table-cell>
          <table:table-cell office:value-type="string" table:style-name="ce2">
            <text:p>As per so many of the new criteria updates, there are grammar errors in the text.</text:p>
            <text:p/>
            <text:p>"Concerning the other economic or financial requirements, if any, that may have been specified in the relevant notice or the in the ESPD, the relevant notice or , the economic operator declares that:"</text:p>
            <text:p/>
            <text:p>Were the updates automated? There are grammar mistakes throughout.</text:p>
          </table:table-cell>
          <table:table-cell office:value-type="string" table:style-name="ce2">
            <text:p>2.0.1</text:p>
          </table:table-cell>
          <table:table-cell table:style-name="ce2"/>
          <table:table-cell office:value-type="string" table:style-name="ce2">
            <text:p>EDM 2.0.1 Documentation</text:p>
          </table:table-cell>
          <table:table-cell office:value-type="string" table:style-name="ce2">
            <text:p>These texts were copied and pasted from the ESPD-Service interface. Therefore any error detected are also to be checked against that interface and reported onto the ESPD-Service issue space in this very Github.</text:p>
            <text:p/>
            <text:p>This particular C36 error has been corrected in the documentation and will appear as so in version 2.0.1.</text:p>
          </table:table-cell>
          <table:table-cell table:number-columns-repeated="16375" table:style-name="ce2"/>
        </table:table-row>
        <table:table-row table:style-name="ro7">
          <table:table-cell table:style-name="ce9"/>
          <table:table-cell office:value-type="float" office:value="110" table:style-name="ce2">
            <text:p>110</text:p>
          </table:table-cell>
          <table:table-cell office:value-type="string" table:style-name="ce2">
            <text:p>C23 - Multiple line description</text:p>
          </table:table-cell>
          <table:table-cell office:value-type="string" table:style-name="ce2">
            <text:p>CLOSED</text:p>
          </table:table-cell>
          <table:table-cell office:value-type="string" table:style-name="ce2">
            <text:p>Can you please explain what the following means:</text:p>
            <text:p/>
            <text:p>"BEWARE THAT IN THIS CASE, THE CRITERION DESCRIPTION IS SPLIT IN THREE LINES. THIS WILL GENERATE THREE DESCRIPTION ELEMENTS IN THE XML INSTANCE (THE UBL-2.2 XSD SCHEMA DOES ALWAY CATTER FOR 0..n DESCRIPTION LINES."</text:p>
            <text:p/>
            <text:p>In the example response you have provided this is not the case, in fact a/b/c is not included</text:p>
          </table:table-cell>
          <table:table-cell office:value-type="string" table:style-name="ce2">
            <text:p>2.0.1</text:p>
          </table:table-cell>
          <table:table-cell office:value-type="string" table:style-name="ce2">
            <text:p>The transformation XLST artefacts in version 2.0.0 and 2.0.1 are not coping with this. Try and modify the artefacts to fix this problem in version 2.0.3.</text:p>
          </table:table-cell>
          <table:table-cell office:value-type="string" table:style-name="ce2">
            <text:p>1. EDM 2.0.1 Documentation</text:p>
            <text:p>2. XML examples</text:p>
          </table:table-cell>
          <table:table-cell office:value-type="string" table:style-name="ce2">
            <text:p>The documentation and XML have been corrected.</text:p>
          </table:table-cell>
          <table:table-cell table:number-columns-repeated="16375" table:style-name="ce2"/>
        </table:table-row>
        <table:table-row table:style-name="ro19">
          <table:table-cell table:style-name="ce2"/>
          <table:table-cell office:value-type="float" office:value="109" table:style-name="ce2">
            <text:p>109</text:p>
          </table:table-cell>
          <table:table-cell office:value-type="string" table:style-name="ce2">
            <text:p>C7 - Payment of taxes</text:p>
          </table:table-cell>
          <table:table-cell office:value-type="string" table:style-name="ce2">
            <text:p>CLOSED</text:p>
          </table:table-cell>
          <table:table-cell office:value-type="string" table:style-name="ce2">
            <text:p>There seems to be a new subgroup with element code ONFALSE</text:p>
            <text:p/>
            <text:p>The question is</text:p>
            <text:p/>
            <text:p>"If this breach of obligations was established through a judicial or administrative decision, was this decision final and binding?"</text:p>
            <text:p/>
            <text:p>This makes no sense if the answer to the original question was no</text:p>
          </table:table-cell>
          <table:table-cell office:value-type="string" table:style-name="ce2">
            <text:p>2.0.1</text:p>
          </table:table-cell>
          <table:table-cell table:number-columns-repeated="2" table:style-name="ce2"/>
          <table:table-cell office:value-type="string" table:style-name="ce2">
            <text:p>We have been reviewing the behaviour of the ESPD Service and, in principle, the ONFALSE code would be rightly used in the data structure defined in version 2.0.0. It is linked to the question: "Has this breach of obligations been established by means other than a judicial or administrative decision?" If the answer is "yes" (ONTRUE) the field "Please describe which means were used" is shown.</text:p>
            <text:p/>
            <text:p>On the opposite, if the answer is "no" (ONFALSE) the question "If this breach of obligations was established through a judicial or administrative decision, was this decision final and binding?" is shown.</text:p>
          </table:table-cell>
          <table:table-cell table:number-columns-repeated="16375" table:style-name="ce2"/>
        </table:table-row>
        <table:table-row table:style-name="ro20">
          <table:table-cell table:style-name="ce2"/>
          <table:table-cell office:value-type="float" office:value="108" table:style-name="ce2">
            <text:p>108</text:p>
          </table:table-cell>
          <table:table-cell office:value-type="string" table:style-name="ce2">
            <text:p>C30 - CPV codes</text:p>
          </table:table-cell>
          <table:table-cell office:value-type="string" table:style-name="ce2">
            <text:p>CLOSED</text:p>
          </table:table-cell>
          <table:table-cell office:value-type="string" table:style-name="ce2">
            <text:p>Question 30 asks for CPV codes, is that intentional?</text:p>
          </table:table-cell>
          <table:table-cell office:value-type="string" table:style-name="ce2">
            <text:p>2.0.1</text:p>
          </table:table-cell>
          <table:table-cell office:value-type="string" table:style-name="ce2">
            <text:p>MC: Yes this is intentional because it will allow the CA to either use a business domain description OR a CPV code to provide the domain for the yearly turnover.</text:p>
            <text:p>Text will be checked.</text:p>
          </table:table-cell>
          <table:table-cell office:value-type="string" table:style-name="ce2">
            <text:p>1. Documentation</text:p>
          </table:table-cell>
          <table:table-cell office:value-type="string" table:style-name="ce2">
            <text:p>MC is right. Additional explanatory texts have been added at the beginning of sections "VI.2.6 Self-contained specific yearly turnover" and "VI.2.8 Self-contained specific average turnover", e.g.:</text:p>
            <text:p/>
            <text:p>**One characteristic of the "specific" turnovers is that the contracting authority requires to know which is the economic operator's turnover for a concrete business domain. The only way of responding that requirement is either by describing the domain in a free-text field or to use the Common Procurement Vocabulary (CPV) codes to narrow as much as possible the business domain.</text:p>
            <text:p/>
            <text:p>Notice that in the Mock-ups and the Data Structures, below, both options are available to the economic operator.</text:p>
            <text:p/>
            <text:p>See also section about the SELF-CONTAINED specific average turnover.**</text:p>
          </table:table-cell>
          <table:table-cell table:number-columns-repeated="16375" table:style-name="ce2"/>
        </table:table-row>
        <table:table-row table:style-name="ro17">
          <table:table-cell table:style-name="ce2"/>
          <table:table-cell office:value-type="float" office:value="107" table:style-name="ce2">
            <text:p>107</text:p>
          </table:table-cell>
          <table:table-cell office:value-type="string" table:style-name="ce2">
            <text:p>C22 - Incorrect Element Code</text:p>
          </table:table-cell>
          <table:table-cell office:value-type="string" table:style-name="ce2">
            <text:p>CLOSED</text:p>
          </table:table-cell>
          <table:table-cell office:value-type="string" table:style-name="ce2">
            <text:p>Have you taken measures to demonstrate your reliability (Self-Cleaning)?</text:p>
            <text:p/>
            <text:p>This should be an indicator</text:p>
          </table:table-cell>
          <table:table-cell office:value-type="string" table:style-name="ce2">
            <text:p>2.0.1</text:p>
          </table:table-cell>
          <table:table-cell office:value-type="string" table:style-name="ce2">
            <text:p>MC: Yes, it is wrong, it should be an indicator. We will update the spec.</text:p>
          </table:table-cell>
          <table:table-cell office:value-type="string" table:style-name="ce2">
            <text:p>1. Data Structures</text:p>
            <text:p>2. Documentation</text:p>
          </table:table-cell>
          <table:table-cell office:value-type="string" table:style-name="ce2">
            <text:p>Many thanks for contributing to the quality of the specification, Millstream. This has been corrected in version 2.0.1. The following artefacts have been updated:</text:p>
            <text:p/>
            <text:p>Criterion 22 in the REGULATED Data Structures spreadsheets book</text:p>
            <text:p>Criterion 22 in the SELF-CONTAINED Data Structures spreadsheets book</text:p>
            <text:p>The online documentation (released on the 25th February 2018 on the Github v2.0.1 branch)</text:p>
          </table:table-cell>
          <table:table-cell table:number-columns-repeated="16375" table:style-name="ce2"/>
        </table:table-row>
        <table:table-row table:style-name="ro17">
          <table:table-cell table:style-name="ce2"/>
          <table:table-cell office:value-type="float" office:value="106" table:style-name="ce2">
            <text:p>106</text:p>
          </table:table-cell>
          <table:table-cell office:value-type="string" table:style-name="ce2">
            <text:p>C22 - Element Code Mistake</text:p>
          </table:table-cell>
          <table:table-cell office:value-type="string" table:style-name="ce2">
            <text:p>CLOSED</text:p>
          </table:table-cell>
          <table:table-cell office:value-type="string" table:style-name="ce2">
            <text:p>If initial answer is yes, please describe them subgroup should have process instruction ONTRUE</text:p>
          </table:table-cell>
          <table:table-cell office:value-type="string" table:style-name="ce2">
            <text:p>2.0.1</text:p>
          </table:table-cell>
          <table:table-cell office:value-type="string" table:style-name="ce2">
            <text:p>MC: We will update the spec.</text:p>
          </table:table-cell>
          <table:table-cell office:value-type="string" table:style-name="ce2">
            <text:p>1. Data Structures</text:p>
            <text:p>2. Documentation</text:p>
          </table:table-cell>
          <table:table-cell office:value-type="string" table:style-name="ce2">
            <text:p>Many thanks for contributing to the quality of the specification, Millstream. This has been corrected in version 2.0.1. The following artefacts have been updated:</text:p>
            <text:p/>
            <text:p>Criterion 22 in the REGULATED Data Structures spreadsheets book</text:p>
            <text:p>Criterion 22 in the SELF-CONTAINED Data Structures spreadsheets book</text:p>
            <text:p>The online documentation (released on the 25th February 2018 on the Github v2.0.1 branch)</text:p>
          </table:table-cell>
          <table:table-cell table:number-columns-repeated="16375" table:style-name="ce2"/>
        </table:table-row>
        <table:table-row table:style-name="ro19">
          <table:table-cell table:style-name="ce2"/>
          <table:table-cell office:value-type="float" office:value="105" table:style-name="ce2">
            <text:p>105</text:p>
          </table:table-cell>
          <table:table-cell office:value-type="string" table:style-name="ce2">
            <text:p>C20 - Spelling Mistake</text:p>
          </table:table-cell>
          <table:table-cell office:value-type="string" table:style-name="ce2">
            <text:p>CLOSED</text:p>
          </table:table-cell>
          <table:table-cell office:value-type="string" table:style-name="ce2">
            <text:p>Is the economic operator aware of any conflict of interest, as indicated in national law, the relevant notice or the in the ESPD, the relevant notice or due to its participation in the procurement procedure?</text:p>
          </table:table-cell>
          <table:table-cell office:value-type="string" table:style-name="ce2">
            <text:p>2.0.1</text:p>
          </table:table-cell>
          <table:table-cell office:value-type="string" table:style-name="ce2">
            <text:p>MC: We update the text</text:p>
          </table:table-cell>
          <table:table-cell office:value-type="string" table:style-name="ce2">
            <text:p>1. Data Structures</text:p>
            <text:p>2. Criteria Taxonomy spread-sheets (see dist/cl folder)</text:p>
          </table:table-cell>
          <table:table-cell office:value-type="string" table:style-name="ce2">
            <text:p>Corrected in v2.0.1 to be released on the Github 2.0.1 branch by the 25th February 2018:</text:p>
            <text:p/>
            <text:p>1. The REGULATED version now reads: Is the economic operator aware of any conflict of interest, as indicated in national law, the relevant notice or in the ESPD, the relevant notice or due to its participation in the procurement procedure?</text:p>
            <text:p>2. The SELF-CONTAINED version now reads: Is the economic operator aware of any conflict of interest, as indicated in the ESPD additionally to the national law or the relevant notice, the relevant notice or due to its participation in the procurement procedure?</text:p>
          </table:table-cell>
          <table:table-cell table:number-columns-repeated="16375" table:style-name="ce2"/>
        </table:table-row>
        <table:table-row table:style-name="ro6">
          <table:table-cell/>
          <table:table-cell office:value-type="float" office:value="104" table:style-name="ce2">
            <text:p>104</text:p>
          </table:table-cell>
          <table:table-cell office:value-type="string" table:style-name="ce2">
            <text:p>C18 + C19 = Wrong element code</text:p>
          </table:table-cell>
          <table:table-cell office:value-type="string" table:style-name="ce2">
            <text:p>CLOSED</text:p>
          </table:table-cell>
          <table:table-cell office:value-type="string" table:style-name="ce2">
            <text:p>Have you taken measures to demonstrate your reliability</text:p>
            <text:p/>
            <text:p>The subgroup it belongs to should have ONTRUE as its element code.</text:p>
          </table:table-cell>
          <table:table-cell office:value-type="string" table:style-name="ce2">
            <text:p>2.0.1</text:p>
          </table:table-cell>
          <table:table-cell office:value-type="string" table:style-name="ce2">
            <text:p>Correct, we will update the spec.</text:p>
          </table:table-cell>
          <table:table-cell office:value-type="string" table:style-name="ce2">
            <text:p>1. Data Structures</text:p>
            <text:p>2. Documentation</text:p>
          </table:table-cell>
          <table:table-cell office:value-type="string" table:style-name="ce2">
            <text:p>Corrected in v2.0.1 to be released on the Github 2.0.1 branch by the 25th February 2018.</text:p>
          </table:table-cell>
          <table:table-cell table:number-columns-repeated="16375"/>
        </table:table-row>
        <table:table-row table:style-name="ro21">
          <table:table-cell/>
          <table:table-cell office:value-type="float" office:value="103" table:style-name="ce2">
            <text:p>103</text:p>
          </table:table-cell>
          <table:table-cell office:value-type="string" table:style-name="ce2">
            <text:p>C18 + Question Description</text:p>
          </table:table-cell>
          <table:table-cell office:value-type="string" table:style-name="ce2">
            <text:p>CLOSED</text:p>
          </table:table-cell>
          <table:table-cell office:value-type="string" table:style-name="ce2">
            <text:p>The grammar in this question makes no sense</text:p>
            <text:p/>
            <text:p>Is the economic operator <text:s/>guilty of grave professional misconduct? Where applicable, see definitions in national law, the relevant notice or the in the ESPD, the relevant notice or .</text:p>
          </table:table-cell>
          <table:table-cell office:value-type="string" table:style-name="ce2">
            <text:p>2.0.1</text:p>
          </table:table-cell>
          <table:table-cell office:value-type="string" table:style-name="ce2">
            <text:p>MC: We will update the spec.</text:p>
          </table:table-cell>
          <table:table-cell office:value-type="string" table:style-name="ce2">
            <text:p>1. Data Structures</text:p>
            <text:p>2. Criteria Taxonomy spread-sheets (see dist/cl folder)</text:p>
            <text:p>2. Documentation</text:p>
          </table:table-cell>
          <table:table-cell office:value-type="string" table:style-name="ce2">
            <text:p>Corrected in v2.0.1 to be released on the Github 2.0.1 branch by the 25th February 2018 (both in the data structures and the Criteria Taxonomy spreadsheets, see "dist/cl" folder files).</text:p>
            <text:p/>
            <text:p>The REGULATED version now reads: Is the economic operator guilty of grave professional misconduct? Where applicable, see definitions in national law, the relevant notice or the procurement documents.</text:p>
            <text:p/>
            <text:p>The SELF-CONTAINED version now reads: Is the economic operator guilty of grave professional misconduct? Where applicable, see definitions in the ESPD and the national law, the relevant notice or the procurement documents.</text:p>
          </table:table-cell>
          <table:table-cell table:number-columns-repeated="16375"/>
        </table:table-row>
        <table:table-row table:style-name="ro21">
          <table:table-cell/>
          <table:table-cell office:value-type="float" office:value="102" table:style-name="ce2">
            <text:p>102</text:p>
          </table:table-cell>
          <table:table-cell office:value-type="string" table:style-name="ce2">
            <text:p>Available Electronically Question</text:p>
          </table:table-cell>
          <table:table-cell office:value-type="string" table:style-name="ce2">
            <text:p>CLOSED</text:p>
          </table:table-cell>
          <table:table-cell office:value-type="string" table:style-name="ce2">
            <text:p>It appears that the question</text:p>
            <text:p/>
            <text:p>Is this information available electronically?</text:p>
            <text:p/>
            <text:p>has changed to</text:p>
            <text:p/>
            <text:p>Is this information available at no cost to the authorities from an EU Member State database?</text:p>
            <text:p/>
            <text:p>Can you please confirm if this was intentional?</text:p>
          </table:table-cell>
          <table:table-cell office:value-type="string" table:style-name="ce2">
            <text:p>2.0.1</text:p>
          </table:table-cell>
          <table:table-cell office:value-type="string" table:style-name="ce2">
            <text:p>MC: We will use "Is this information available electronically?". The information about</text:p>
            <text:p/>
            <text:p>at no cost</text:p>
            <text:p>for authorities</text:p>
            <text:p>in an EU Member State database</text:p>
            <text:p>will be provided in the future through eCertis. And it would be a problem if we would combine the requirements into the question.</text:p>
            <text:p>We will update the specs.</text:p>
          </table:table-cell>
          <table:table-cell office:value-type="string" table:style-name="ce2">
            <text:p>1. Data Structures</text:p>
            <text:p>2. Documentation</text:p>
          </table:table-cell>
          <table:table-cell office:value-type="string" table:style-name="ce2">
            <text:p>The text "Is this information available at no cost to the authorities from an EU Member State database?" has been replaced by "Is this information available electronically?" in the data structure files (both REGULATED and SELF-CONTAINED) and in the online documentation. To be released in version 2.0.1 by the 25th February 2015 on Github branch 2.0.1.</text:p>
          </table:table-cell>
          <table:table-cell table:number-columns-repeated="16375"/>
        </table:table-row>
        <table:table-row table:style-name="ro11">
          <table:table-cell/>
          <table:table-cell office:value-type="float" office:value="101" table:style-name="ce2">
            <text:p>101</text:p>
          </table:table-cell>
          <table:table-cell office:value-type="string" table:style-name="ce2">
            <text:p>Criteria 9-11</text:p>
          </table:table-cell>
          <table:table-cell office:value-type="string" table:style-name="ce2">
            <text:p>CLOSED</text:p>
          </table:table-cell>
          <table:table-cell office:value-type="string" table:style-name="ce2">
            <text:p>Mapping document indicates the following question should be of type DESCRIPTION, but it should be of type INDICATOR</text:p>
            <text:p/>
            <text:p>Have you taken measures to demonstrate your reliability (Self-Cleaning)?</text:p>
          </table:table-cell>
          <table:table-cell office:value-type="string" table:style-name="ce2">
            <text:p>2.0.1</text:p>
          </table:table-cell>
          <table:table-cell office:value-type="string" table:style-name="ce2">
            <text:p>MC: We will update the spec</text:p>
          </table:table-cell>
          <table:table-cell office:value-type="string" table:style-name="ce2">
            <text:p>1. Data Structures</text:p>
            <text:p>2. Documentation</text:p>
          </table:table-cell>
          <table:table-cell office:value-type="string" table:style-name="ce2">
            <text:p>Corrected in v2.0.1 to be released on the Github 2.0.1 branch by the 25th February 2018.</text:p>
          </table:table-cell>
          <table:table-cell table:number-columns-repeated="16375"/>
        </table:table-row>
        <table:table-row table:style-name="ro17">
          <table:table-cell/>
          <table:table-cell office:value-type="float" office:value="100" table:style-name="ce2">
            <text:p>100</text:p>
          </table:table-cell>
          <table:table-cell office:value-type="string" table:style-name="ce2">
            <text:p>[C7] Payment of taxes + Mapping</text:p>
          </table:table-cell>
          <table:table-cell office:value-type="string" table:style-name="ce2">
            <text:p>OPEN</text:p>
          </table:table-cell>
          <table:table-cell office:value-type="string" table:style-name="ce2">
            <text:p>Mapping for C7 + C8 appear to have a parent group which think is incorrect. This should have 3 primary groups, can you please explain why it has been set up like this?</text:p>
            <text:p/>
            <text:p>This makes no sense to have it this way as the first group is not conditional.</text:p>
          </table:table-cell>
          <table:table-cell office:value-type="string" table:style-name="ce2">
            <text:p>???</text:p>
          </table:table-cell>
          <table:table-cell office:value-type="string" table:style-name="ce2">
            <text:p>Dear Millstream,</text:p>
            <text:p/>
            <text:p>In principle this structure maps the behaviour of the ESPD-Service Interface. If we're not wrong the mapping would be logic. But we'd like to hear from you what would be a more correct structure. Could you please propose your own so we can analyse it and come to a common understanding/agreement on the structure of this criterion?</text:p>
            <text:p/>
          </table:table-cell>
          <table:table-cell office:value-type="string" table:style-name="ce2">
            <text:p>1. Data Structures</text:p>
            <text:p>2. Documentation</text:p>
          </table:table-cell>
          <table:table-cell table:number-columns-repeated="16376" table:style-name="ce2"/>
        </table:table-row>
        <table:table-row table:style-name="ro22">
          <table:table-cell/>
          <table:table-cell office:value-type="float" office:value="99" table:style-name="ce2">
            <text:p>99</text:p>
          </table:table-cell>
          <table:table-cell office:value-type="string" table:style-name="ce2">
            <text:p>ResponseDataType - EVIDENCE_IDENTIFIER</text:p>
          </table:table-cell>
          <table:table-cell office:value-type="string" table:style-name="ce2">
            <text:p>CLOSED</text:p>
          </table:table-cell>
          <table:table-cell office:value-type="string" table:style-name="ce2">
            <text:p>There seems to be a new data type of EVIDENCE_IDENTIFIER listed in the taxonomy document, however this does not exist in the code list document. Can you please advise?</text:p>
          </table:table-cell>
          <table:table-cell office:value-type="string" table:style-name="ce2">
            <text:p>2.0.0</text:p>
          </table:table-cell>
          <table:table-cell office:value-type="string" table:style-name="ce2">
            <text:p>It is in the code list document (probably you had an older version)</text:p>
            <text:p>https://github.com/ESPD/ESPD-EDM/blob/2.0.0/docs/src/main/asciidoc/dist/cl/xlsx/ESPD-CodeLists-V02.00.00.xlsx</text:p>
          </table:table-cell>
          <table:table-cell office:value-type="string" table:style-name="ce2">
            <text:p>1. Data Structures</text:p>
            <text:p>2. Documentation</text:p>
          </table:table-cell>
          <table:table-cell office:value-type="string" table:style-name="ce2">
            <text:p>The code was introduced in version 2.0.0 to identify the group structuring the data about the information available electronically #UUID 9026e403-3eb6-4705-a9e9-e21a1efc867d</text:p>
          </table:table-cell>
          <table:table-cell table:number-columns-repeated="16375"/>
        </table:table-row>
        <table:table-row table:style-name="ro15">
          <table:table-cell/>
          <table:table-cell office:value-type="float" office:value="98" table:style-name="ce2">
            <text:p>98</text:p>
          </table:table-cell>
          <table:table-cell office:value-type="string" table:style-name="ce2">
            <text:p>Element Code</text:p>
          </table:table-cell>
          <table:table-cell office:value-type="string" table:style-name="ce2">
            <text:p>CLOSED</text:p>
          </table:table-cell>
          <table:table-cell office:value-type="string" table:style-name="ce2">
            <text:p>Can you please explain the logic behind ON* in the criteria data structure please?</text:p>
            <text:p/>
            <text:p>Normally it is ONTRUE or ONFALSE</text:p>
          </table:table-cell>
          <table:table-cell office:value-type="string" table:style-name="ce2">
            <text:p>2.0.1</text:p>
          </table:table-cell>
          <table:table-cell office:value-type="string" table:style-name="ce2">
            <text:p>AM: ON* means "show always". We will include this clarification to the documentation in https://espd.github.io/ESPD-EDM/v2.0.0/xml_guide.html</text:p>
          </table:table-cell>
          <table:table-cell office:value-type="string" table:style-name="ce2">
            <text:p>1. Documentation</text:p>
          </table:table-cell>
          <table:table-cell office:value-type="string" table:style-name="ce2">
            <text:p>The ESPD-EDM 'criterion' entity is a very flexible and business-agnostic structure. This flexibility provides a convenient way to represent any type of criteria. The counterpart is that the semantics of the criteria needs to be delimited based on codes, identifiers and design rules.</text:p>
            <text:p/>
            <text:p>Hence this document proposes a way of representing the criteria following a regular method and providing concrete codes to specify types of criterion properties, and identifiers to distinguish the different criteria and reusable groups of properties (when studying these data groups you will observe that sub-groups of properties are reused in different criteria have identical identifiers and structures).</text:p>
            <text:p/>
            <text:p>The following two figures below illustrate the data structure sheets for one simple exclusion criterion (EG-Contributions) from both versions of the ESPD, REGULATED and SELF-CONTAINED. Compare them with the UBL-2.2 cac:TenderingCriterion XSD element.</text:p>
            <text:p/>
            <text:p>The columns of the tables are to be interpreted as follows:</text:p>
            <text:p/>
            <text:p>Column 1: an ordinal number to sort sequentially the criteria</text:p>
            <text:p/>
            <text:p>Column 2: contains always the opening and closing tag for Criterion</text:p>
            <text:p/>
            <text:p>Columns 3 to 17: reserved for the opening and closing tags defining the data structure (see the tag codes in code list CriterionElementType).</text:p>
            <text:p/>
            <text:p>Column 18: Name, a short descriptive text to identify the criterion withouth having to read the description</text:p>
            <text:p/>
            <text:p>Column 19: Description, the text describing the criterion as kept in e-Certis</text:p>
            <text:p/>
            <text:p>Column 20: Value a possible value or description of the value used by the transformation artefacts to produce example XML instances</text:p>
            <text:p/>
            <text:p>Column 21: Cardinality, indicates whether the element is mandatory or optional and its multiplicity</text:p>
            <text:p/>
            <text:p>Column 22: PropertyDataType, the type of data expected according to the types defined in the code list ResponseDataType</text:p>
            <text:p/>
            <text:p>Column 23: ElementUUID, The Universal Unique Identifier assigned to identify unambiguously a criterion, group or subgroup. These UUID are kept in e-Certis, except for those that have to be generated dynamically (e.g. UUIDs for Questions, Captions and Requirements).</text:p>
            <text:p/>
            <text:p>Column 24: Element Code; in the case of Criterion it contains the code that categorises the criterion in the taxonomy of exclusion and selection criteria (it maps to the taxonomy drawn in the online documentation and in the spread-sheet files "ESPD-CriteriaTaxonomy*" in folder dist/cl). For the rest of elements there are three types of codes:</text:p>
            <text:p/>
            <text:p>ON*, meaning "process always" (e.g. show always or read and extract data always")</text:p>
            <text:p/>
            <text:p>ONTRUE, meaning "process only if the previous parent question (always an INDICATOR) has been answered affirmatively</text:p>
            <text:p/>
            <text:p>ONFALSE, meaning "process only if the previous parent question (always an INDICATOR) has been answered negatively</text:p>
            <text:p/>
          </table:table-cell>
          <table:table-cell table:number-columns-repeated="16375"/>
        </table:table-row>
        <table:table-row table:style-name="ro13">
          <table:table-cell/>
          <table:table-cell office:value-type="float" office:value="97" table:style-name="ce2">
            <text:p>97</text:p>
          </table:table-cell>
          <table:table-cell office:value-type="string" table:style-name="ce2">
            <text:p>All criteria satisfied</text:p>
          </table:table-cell>
          <table:table-cell office:value-type="string" table:style-name="ce2">
            <text:p>CLOSED</text:p>
          </table:table-cell>
          <table:table-cell office:value-type="string" table:style-name="ce2">
            <text:p>Can you please explain how 'all criteria satisfied' is handled in the new model as there does not appear to be a criteria?</text:p>
            <text:p/>
            <text:p>CRITERION.SELECTION.ALL_SATISFIED</text:p>
          </table:table-cell>
          <table:table-cell office:value-type="string" table:style-name="ce2">
            <text:p>2.0.1</text:p>
          </table:table-cell>
          <table:table-cell office:value-type="string" table:style-name="ce2">
            <text:p>AM: This relates to the alpha criterion and was intenitally not foreseen in version 2.0.0 (regulated and self-contained). We will elaborate if and how it can be included to version 2.0.1. The current discussion has shown that we propably will include this alpha criterion for the "regulated" ESPD version 2.0.1 to maintain equivalence with version 1.0.2 and legal validity. However, in the "self-contained" ESPD version 2.0.1 the intention is still to deprecate this alpha criterion.</text:p>
          </table:table-cell>
          <table:table-cell office:value-type="string" table:style-name="ce2">
            <text:p>1. Data Structures</text:p>
            <text:p>2. Documentation</text:p>
          </table:table-cell>
          <table:table-cell office:value-type="string" table:style-name="ce2">
            <text:p>The decision is not to have it in version 2.0.1 as this breaks all possibility of interoperability. However you still have the possibility of "repealling" this decision and we could re-discuss if this should go or not to version 2.0.2.</text:p>
          </table:table-cell>
          <table:table-cell table:number-columns-repeated="16375"/>
        </table:table-row>
        <table:table-row table:style-name="ro13">
          <table:table-cell/>
          <table:table-cell office:value-type="float" office:value="96" table:style-name="ce2">
            <text:p>96</text:p>
          </table:table-cell>
          <table:table-cell office:value-type="string" table:style-name="ce2">
            <text:p>CRITERIATYPE &gt; CPV &amp; LOTS</text:p>
          </table:table-cell>
          <table:table-cell office:value-type="string" table:style-name="ce2">
            <text:p>CLOSED</text:p>
          </table:table-cell>
          <table:table-cell office:value-type="string" table:style-name="ce2">
            <text:p>The list of Criteria type appears to be missing CPV, SME and LOTS, can you please confirm if these are still meant to be criteria?</text:p>
            <text:p/>
            <text:p>C63 - LOTS</text:p>
            <text:p>C64 - CPV</text:p>
            <text:p>C66 - SME</text:p>
          </table:table-cell>
          <table:table-cell office:value-type="string" table:style-name="ce2">
            <text:p>2.0.1</text:p>
          </table:table-cell>
          <table:table-cell office:value-type="string" table:style-name="ce2">
            <text:p>AM: The max. Quantity of criteria is 64. In C63 the properties were missing and we corrected it. However, we do not found the exact part of the specification refering to C64 and C66. Could you please clarify which part of the specification you are refering to?</text:p>
          </table:table-cell>
          <table:table-cell office:value-type="string" table:style-name="ce2">
            <text:p>1. Data Structures</text:p>
            <text:p>2. Documentation</text:p>
          </table:table-cell>
          <table:table-cell office:value-type="string" table:style-name="ce2">
            <text:p>C62 and C63: Relied on entities three questions had no PropertyDataType assigned.<text:s/></text:p>
            <text:p/>
            <text:p>Corrected in v2.0.1 to be released by the 25th February 2018.</text:p>
          </table:table-cell>
          <table:table-cell table:number-columns-repeated="16375"/>
        </table:table-row>
        <table:table-row table:style-name="ro14">
          <table:table-cell/>
          <table:table-cell office:value-type="float" office:value="95" table:style-name="ce2">
            <text:p>95</text:p>
          </table:table-cell>
          <table:table-cell office:value-type="string" table:style-name="ce2">
            <text:p>SELECTION &gt; SUITABILITY Criteria</text:p>
          </table:table-cell>
          <table:table-cell office:value-type="string" table:style-name="ce2">
            <text:p>CLOSED</text:p>
          </table:table-cell>
          <table:table-cell office:value-type="string" table:style-name="ce2">
            <text:p>New implementation guide excludes suitability questions from the taxonomy tree, yet the criteria is listed in the taxonomy doc. Is this a mistake?</text:p>
            <text:p/>
            <text:p>Similarly in the exclusion section there seems to be a new EARLY_TERMINATION sub section, however the taxonomy list does not represent this.</text:p>
          </table:table-cell>
          <table:table-cell office:value-type="string" table:style-name="ce2">
            <text:p>2.0.1</text:p>
          </table:table-cell>
          <table:table-cell office:value-type="string" table:style-name="ce2">
            <text:p>We will elaborate the issue in the documentation and correct the issue. It seems to be an editorial inconsistency.</text:p>
          </table:table-cell>
          <table:table-cell office:value-type="string" table:style-name="ce2">
            <text:p>1. Documentation</text:p>
          </table:table-cell>
          <table:table-cell office:value-type="string" table:style-name="ce2">
            <text:p>Indeed there were errors in the representation of both taxonomies: the one about the Exclusion Criteria and the one about the Exclusion Criteria.</text:p>
            <text:p/>
            <text:p>The drawings in the documentation have been updated to match the Criteria Taxonomy category codes as they appear in the spread-sheet books "ESPD-CriteriaTaxonomy-" and "ESPD-Data_Structures-".</text:p>
          </table:table-cell>
          <table:table-cell table:number-columns-repeated="16375"/>
        </table:table-row>
        <table:table-row table:style-name="ro16">
          <table:table-cell/>
          <table:table-cell office:value-type="float" office:value="94" table:style-name="ce2">
            <text:p>94</text:p>
          </table:table-cell>
          <table:table-cell office:value-type="string" table:style-name="ce2">
            <text:p>V2.0.0 Self-contained and division into lots</text:p>
          </table:table-cell>
          <table:table-cell office:value-type="string" table:style-name="ce2">
            <text:p>OPEN</text:p>
          </table:table-cell>
          <table:table-cell office:value-type="string" table:style-name="ce2">
            <text:p>My understanding is that the multi lot (When a tender is divided into lots) feature can only be used for those criteria where their data structure is involving the lot data relationship.</text:p>
            <text:p>For example, I cannot add specific requirements to lots for criteria “Number of managerial staff” in the abilities category.</text:p>
            <text:p>Can you please confirm if my understanding is correct?</text:p>
            <text:p/>
            <text:p>Please note that the term data structure is referring to the excel file in the documentation page displaying the criteria anatomy.</text:p>
          </table:table-cell>
          <table:table-cell table:style-name="ce2"/>
          <table:table-cell office:value-type="string" table:style-name="ce2">
            <text:p>AM: There is the possibility to relate the entire ESPD to specific lot. For criteria the lot relationsship was only added to those criteria where needed. We see that is makes sense to add lots to the "number of managerial staff" criterion. Do you see other criteria where this is needed or even to provide a general pattern for this for all selection criteria?</text:p>
            <text:p/>
            <text:p>ES: At least up to four different fora are currently discussing how to model Lots: DG GROW + the Publications office (in the context of the e-Forms); DG GROW, MS and ESPDint (in the context of the ESPD-EDM); CEN/TC 440 (in the context of the eProcurement Process Modelling and Standardisation); and the UBL-2.3 TC.</text:p>
            <text:p/>
            <text:p>It would be great if we could muster all our good will and efforts towards having one common understanding of the information requirements and come up with a single model that we all could share.</text:p>
            <text:p/>
            <text:p>What about forming a working group about this specific subject, asap?</text:p>
            <text:p/>
            <text:p>In the meanwhile we can discuss this internally, I mean in the context of the ESPD-EDM v2.0.1, and come with a proposal to share with any other fora.</text:p>
            <text:p/>
            <text:p>The resulting proposal would be included in the version 2.0.2 of the ESP-EDM.</text:p>
            <text:p/>
            <text:p>BTW: the proposal of having a link to Lots in all the selection criteria doesn't seem a bad idea.</text:p>
          </table:table-cell>
          <table:table-cell office:value-type="string" table:style-name="ce2">
            <text:p>1. Data Structures</text:p>
            <text:p>2. Documentation</text:p>
          </table:table-cell>
          <table:table-cell table:number-columns-repeated="16376" table:style-name="ce2"/>
        </table:table-row>
        <table:table-row table:style-name="ro15">
          <table:table-cell/>
          <table:table-cell office:value-type="float" office:value="93" table:style-name="ce2">
            <text:p>93</text:p>
          </table:table-cell>
          <table:table-cell office:value-type="string" table:style-name="ce2">
            <text:p>Criteria 25 - 28 - Incorrect Mappings</text:p>
          </table:table-cell>
          <table:table-cell office:value-type="string" table:style-name="ce2">
            <text:p>CLOSED</text:p>
          </table:table-cell>
          <table:table-cell office:value-type="string" table:style-name="ce2">
            <text:p>Criteria 25 to 28 appear to have incorrect mappings, as their are properties and groups which are for the response, but are children of the groups marked as guidance.</text:p>
            <text:p/>
            <text:p>C25/G1</text:p>
            <text:p>C25/G1/P1</text:p>
            <text:p>C25/G1/G1.1</text:p>
            <text:p>C25/G1/G1.1/P1</text:p>
            <text:p>C25/G1/G1.1/P2</text:p>
            <text:p>C25/G1/G1.1/G1.1.1</text:p>
            <text:p>C25/G1/G1.1/G1.1.1/P1</text:p>
            <text:p>C25/G1/G1.1/G1.1.1/G1.1.1.1</text:p>
            <text:p>C25/G1/G1.1/G1.1.1/G1.1.1.1/P1</text:p>
            <text:p>C25/G1/G1.1/G1.1.1/G1.1.1.1/P2</text:p>
            <text:p>C25/G1/G1.1/G1.1.2</text:p>
            <text:p>C25/G1/G1.2/G1.2.1/P1</text:p>
            <text:p>C25/G1/G1.2/G1.2.1/G1.2.1.1</text:p>
            <text:p>C25/G1/G1.2/G1.2.1/G1.2.1.1/P1</text:p>
            <text:p>C25/G1/G1.2/G1.2.1/G1.2.1.1/P2</text:p>
            <text:p>C25/G1/G1.2/G1.2.1/G1.2.1.1/P3</text:p>
            <text:p/>
            <text:p>Should be</text:p>
            <text:p/>
            <text:p>C25/G1</text:p>
            <text:p>C25/G1/P1</text:p>
            <text:p>C25/G1/G1.1</text:p>
            <text:p>C25/G1/G1.1/P1</text:p>
            <text:p>C25/G1/G1.1/P2</text:p>
            <text:p>C25/G2</text:p>
            <text:p>C25/G2/P1</text:p>
            <text:p>C25/G2/G2.1</text:p>
            <text:p>C25/G2/G2.1/P1</text:p>
            <text:p>C25/G2/G2.1/P2</text:p>
            <text:p>C25/G3</text:p>
            <text:p>C25/G3/P1</text:p>
            <text:p>C25/G3/G3.1</text:p>
            <text:p>C25/G3/G3.1/P1</text:p>
            <text:p>C25/G3/G3.1/P2</text:p>
            <text:p>C25/G3/G3.1/P3</text:p>
          </table:table-cell>
          <table:table-cell office:value-type="string" table:style-name="ce2">
            <text:p>2.0.1</text:p>
          </table:table-cell>
          <table:table-cell office:value-type="string" table:style-name="ce2">
            <text:p>AM: We will have a look into the details and come back with a solution.</text:p>
          </table:table-cell>
          <table:table-cell office:value-type="string" table:style-name="ce2">
            <text:p>1. Data Structures</text:p>
            <text:p>2. Documentation</text:p>
          </table:table-cell>
          <table:table-cell office:value-type="string" table:style-name="ce2">
            <text:p>Version 2.0.0 introduced a new way of structuring the data where this, in principle, has been solved. Please confirm: see spread-sheet files "ESPD-Data_Structures-*" in the dist/cl folder.</text:p>
          </table:table-cell>
          <table:table-cell table:number-columns-repeated="16375"/>
        </table:table-row>
        <table:table-row table:style-name="ro3">
          <table:table-cell/>
          <table:table-cell office:value-type="float" office:value="84" table:style-name="ce2">
            <text:p>84</text:p>
          </table:table-cell>
          <table:table-cell office:value-type="string" table:style-name="ce2">
            <text:p>Multi-Lot Vs New data-model<text:s/></text:p>
          </table:table-cell>
          <table:table-cell office:value-type="string" table:style-name="ce2">
            <text:p>CLOSED</text:p>
          </table:table-cell>
          <table:table-cell office:value-type="string" table:style-name="ce2">
            <text:p>How will the Multi-Lot be handled in the new data-model?</text:p>
          </table:table-cell>
          <table:table-cell office:value-type="string" table:style-name="ce2">
            <text:p>2.0.1</text:p>
          </table:table-cell>
          <table:table-cell table:style-name="ce2"/>
          <table:table-cell office:value-type="string" table:style-name="ce2">
            <text:p>1. Data Structures</text:p>
            <text:p>2. Documentation</text:p>
          </table:table-cell>
          <table:table-cell office:value-type="string" table:style-name="ce2">
            <text:p>This same topic is covered in issue #94. Lots are well documented in v2.0.0. However there are some pending aspects that will be discussed between v2.0.1 and v2.0.2. See comments in issue #94, please.</text:p>
          </table:table-cell>
          <table:table-cell table:number-columns-repeated="16375"/>
        </table:table-row>
        <table:table-row table:style-name="ro8">
          <table:table-cell/>
          <table:table-cell office:value-type="float" office:value="83" table:style-name="ce2">
            <text:p>83</text:p>
          </table:table-cell>
          <table:table-cell office:value-type="string" table:style-name="ce2">
            <text:p>ESPD Part I - V and ESPD EDM</text:p>
          </table:table-cell>
          <table:table-cell office:value-type="string" table:style-name="ce2">
            <text:p>CLOSED</text:p>
          </table:table-cell>
          <table:table-cell office:value-type="string" table:style-name="ce2">
            <text:p>While the ESPD Document and the ESPD XML Implementation Guideline mention Parts of ESPD as discrete semantic sections of the ESPD Artifacts, there is no mention of the Parts in either the XSD, Codelists etc. This makes it problematic when implementing, as mentions of criteria, elements etc being a members of specific parts cannot be placed and represented inside those parts only by using the EDM Files.</text:p>
          </table:table-cell>
          <table:table-cell office:value-type="string" table:style-name="ce2">
            <text:p>2.0.1</text:p>
          </table:table-cell>
          <table:table-cell table:style-name="ce2"/>
          <table:table-cell office:value-type="string" table:style-name="ce2">
            <text:p>1. Documentation</text:p>
            <text:p>2. CodeLists</text:p>
          </table:table-cell>
          <table:table-cell office:value-type="string" table:style-name="ce2">
            <text:p>After discussing on this topic raised by Jerry, it was considered that the ESPD-EDM specification should not refer to the Parts of the The Annex 2 of the Commission Implementing Regulation (EU) No 2016/7. Right now the only two places where a reference to the Annex are done is 1) in an XML example and in a footnote (footnote 6).<text:s/></text:p>
            <text:p>The codelist, too, are now devoided of references to the Annex II Parts (see EORoleType).</text:p>
          </table:table-cell>
          <table:table-cell table:number-columns-repeated="16375"/>
        </table:table-row>
        <table:table-row table:style-name="ro12">
          <table:table-cell/>
          <table:table-cell office:value-type="float" office:value="82" table:style-name="ce2">
            <text:p>82</text:p>
          </table:table-cell>
          <table:table-cell office:value-type="string" table:style-name="ce2">
            <text:p>Possibility to refer an Xml Version in the Data Model</text:p>
          </table:table-cell>
          <table:table-cell office:value-type="string" table:style-name="ce2">
            <text:p>OPEN</text:p>
          </table:table-cell>
          <table:table-cell office:value-type="string" table:style-name="ce2">
            <text:p>Context/background</text:p>
            <text:p>The criteria definition has changed multiple times. Those changes are published and described here (http://espd.github.io/ESPD-Service/docs/html/xmlChanges.html).</text:p>
            <text:p>Every change is referring an Xml Version, Versioning Format: YYYY-MM-[DD optional]</text:p>
            <text:p>Those Xml versions are important to recognize then implementations of the ESPD Data Model may expected the Criteria structure to be in a certain way and modifications to it may break parts of other systems implementation.</text:p>
            <text:p/>
            <text:p>Question</text:p>
            <text:p>It’s possible to refer the Xml version been used when the ESPD document was created, regardless if it is a Request or Response document?</text:p>
          </table:table-cell>
          <table:table-cell office:value-type="string" table:style-name="ce2">
            <text:p>2.0.2</text:p>
          </table:table-cell>
          <table:table-cell office:value-type="string" table:style-name="ce2">
            <text:p>Proposal: use the cbc:ProfileExecutionID to identify the specific ESPD-EDM data model (e.g. ESPD-EDMv1.0.2, ESPD-EDMv2.0.0, ESPD-EDMv2.01, etc.)</text:p>
          </table:table-cell>
          <table:table-cell office:value-type="string" table:style-name="ce2">
            <text:p>1. Documentation</text:p>
            <text:p>2. Examples</text:p>
            <text:p>3. Business Rules (should be mandatory).</text:p>
          </table:table-cell>
          <table:table-cell table:number-columns-repeated="16376" table:style-name="ce2"/>
        </table:table-row>
        <table:table-row table:style-name="ro17">
          <table:table-cell/>
          <table:table-cell office:value-type="float" office:value="81" table:style-name="ce2">
            <text:p>81</text:p>
          </table:table-cell>
          <table:table-cell office:value-type="string" table:style-name="ce2">
            <text:p>Code Lists - Missing CriteriaType</text:p>
          </table:table-cell>
          <table:table-cell office:value-type="string" table:style-name="ce2">
            <text:p>CLOSED</text:p>
          </table:table-cell>
          <table:table-cell office:value-type="string" table:style-name="ce2">
            <text:p>The latest version of the codelists document is missing some of the new criteria type.</text:p>
            <text:p/>
            <text:p>CRITERION.OTHER.EO_DATA.SME</text:p>
            <text:p>CRITERION.OTHER.PROCUREMENT_PROCEDURE_CPV</text:p>
          </table:table-cell>
          <table:table-cell office:value-type="string" table:style-name="ce2">
            <text:p>2.0.1</text:p>
          </table:table-cell>
          <table:table-cell table:style-name="ce2"/>
          <table:table-cell office:value-type="string" table:style-name="ce2">
            <text:p>1. Data Structures</text:p>
            <text:p>2. Documentation</text:p>
          </table:table-cell>
          <table:table-cell office:value-type="string" table:style-name="ce2">
            <text:p>They are not needed anymore.</text:p>
            <text:p/>
            <text:p>for the SME datum we use now the "cac:QualifyingParty/cac:Party/cbc:IndustryClassificationCode". See section "VII.6 Economic Operator" of the online documentation (https://github.com/ESPD/ESPD-EDM, from versions 2.0.0 on).</text:p>
            <text:p>. for the CPV we have the data as part of a data structure, e.g. see the "specific" turnovers.</text:p>
          </table:table-cell>
          <table:table-cell table:number-columns-repeated="16375"/>
        </table:table-row>
        <table:table-row table:style-name="ro3">
          <table:table-cell/>
          <table:table-cell office:value-type="float" office:value="80" table:style-name="ce2">
            <text:p>80</text:p>
          </table:table-cell>
          <table:table-cell office:value-type="string" table:style-name="ce2">
            <text:p>Schematron files</text:p>
          </table:table-cell>
          <table:table-cell office:value-type="string" table:style-name="ce2">
            <text:p>OPEN</text:p>
          </table:table-cell>
          <table:table-cell office:value-type="string" table:style-name="ce2">
            <text:p>Schematron files</text:p>
          </table:table-cell>
          <table:table-cell office:value-type="string" table:style-name="ce2">
            <text:p>2.0.1</text:p>
          </table:table-cell>
          <table:table-cell office:value-type="string" table:style-name="ce2">
            <text:p>Based on the business scenarios that were distributed in v2.0.0 (folder dist/val), the development of the Schematron rules have been started and a first draft version is intended by March.</text:p>
          </table:table-cell>
          <table:table-cell office:value-type="string" table:style-name="ce2">
            <text:p>1. Business Rules</text:p>
            <text:p>2. Documentation</text:p>
          </table:table-cell>
          <table:table-cell table:number-columns-repeated="16376" table:style-name="ce2"/>
        </table:table-row>
        <table:table-row table:style-name="ro4">
          <table:table-cell/>
          <table:table-cell office:value-type="float" office:value="78" table:style-name="ce2">
            <text:p>78</text:p>
          </table:table-cell>
          <table:table-cell office:value-type="string" table:style-name="ce2">
            <text:p>Jurisdiction level of AdditionalReferenceDocument</text:p>
          </table:table-cell>
          <table:table-cell office:value-type="string" table:style-name="ce2">
            <text:p>CLOSED</text:p>
          </table:table-cell>
          <table:table-cell office:value-type="string" table:style-name="ce2">
            <text:p>The implementation guide describes a Jurisdiction level for a document reference, but there does not appear to be an element to store this, can you please advise?</text:p>
          </table:table-cell>
          <table:table-cell office:value-type="string" table:style-name="ce2">
            <text:p>2.0.0</text:p>
          </table:table-cell>
          <table:table-cell office:value-type="string" table:style-name="ce2">
            <text:p>Many thanks for this comment, it's helped improve several things:</text:p>
            <text:p/>
            <text:p>In the the Codelist "DocRefContentType" we've prepended the text "Document published on a..." to the three last entries (e.g. Document published on a National Government Official Journal, etc.);</text:p>
            <text:p/>
            <text:p>The Codelist "JurisdictionLevel" was created with the intention of specifying the legal scope of the documents, but Indeed the cac:DocumentReference element does not have currently a placeholder with this semantics; and the DocumentTypeCode is used to specify the type of document content (using the CodeList "DocRefContentType". The extension of this UBL element to add a cbc:JurisdictionLevel element to cac:DocumentReference is currently under discussion in the UBL-2.2 TC. We'll come up with a proposal very soon.</text:p>
            <text:p/>
            <text:p>The documentation will be modified timely to describe how to use this feature.</text:p>
          </table:table-cell>
          <table:table-cell office:value-type="string" table:style-name="ce2">
            <text:p>1. Documentation</text:p>
            <text:p>2. CodeLists</text:p>
          </table:table-cell>
          <table:table-cell office:value-type="string" table:style-name="ce2">
            <text:p>After consulting this with UBL, the recommendation by UBL was to use the cbc:DocumentType element. So in version 2.0.0 we already introduced codes to combine the type of document plus the jurisdicion. See CodeList "DocRefContentType" (see codes NOJCN, ROJCN, LOJCN, etc.).</text:p>
            <text:p/>
            <text:p>Version 2.0.1 and subsequent will use this element and CodeList, too.</text:p>
          </table:table-cell>
          <table:table-cell table:number-columns-repeated="16375" table:style-name="ce2"/>
        </table:table-row>
        <table:table-row table:style-name="ro6">
          <table:table-cell/>
          <table:table-cell office:value-type="float" office:value="77" table:style-name="ce2">
            <text:p>77</text:p>
          </table:table-cell>
          <table:table-cell office:value-type="string" table:style-name="ce2">
            <text:p>Multple Response Values</text:p>
          </table:table-cell>
          <table:table-cell office:value-type="string" table:style-name="ce2">
            <text:p>CLOSED</text:p>
          </table:table-cell>
          <table:table-cell office:value-type="string" table:style-name="ce2">
            <text:p>There does not appear to be a way of linking a ResponseValue with a specific TenderingCriterionProperty if there are multiple ResponseValues. Can you please advise how we should handle this?</text:p>
          </table:table-cell>
          <table:table-cell office:value-type="string" table:style-name="ce2">
            <text:p>2.0.0</text:p>
          </table:table-cell>
          <table:table-cell office:value-type="string" table:style-name="ce2">
            <text:p>See discussion threads in the Github Issues space.</text:p>
          </table:table-cell>
          <table:table-cell table:style-name="ce2"/>
          <table:table-cell office:value-type="string" table:style-name="ce2">
            <text:p>UBL-2.2 insists on the idea that the current model supports well the linking of each response to a particular question.</text:p>
          </table:table-cell>
          <table:table-cell table:number-columns-repeated="16375" table:style-name="ce2"/>
        </table:table-row>
        <table:table-row table:style-name="ro21">
          <table:table-cell/>
          <table:table-cell office:value-type="float" office:value="76" table:style-name="ce2">
            <text:p>76</text:p>
          </table:table-cell>
          <table:table-cell office:value-type="string" table:style-name="ce2">
            <text:p>ValueDataTypeCode v ResponseValue</text:p>
          </table:table-cell>
          <table:table-cell office:value-type="string" table:style-name="ce2">
            <text:p>CLOSED</text:p>
          </table:table-cell>
          <table:table-cell office:value-type="string" table:style-name="ce2">
            <text:p>In version 1x of the model the requirement type and the response type used to match. Now ValueDataTypeCodes are not the same as possible ResponseValue nodes.</text:p>
            <text:p/>
            <text:p>For example, there is no equivalent URL or Evidence URL elements in the ResponseValue. There is a description, but then why have it in the ValueDataTypes?</text:p>
            <text:p/>
            <text:p>Can you explain how we may these values to the correct values?</text:p>
          </table:table-cell>
          <table:table-cell office:value-type="string" table:style-name="ce2">
            <text:p>2.0.0</text:p>
          </table:table-cell>
          <table:table-cell table:number-columns-repeated="2" table:style-name="ce2"/>
          <table:table-cell office:value-type="string" table:style-name="ce2">
            <text:p>This has been reviewed and we confirm that the expected response data types in the ESPD Request match the ones expected in the ESPD Response ResponsValue. The Codelist to use is: "ResponseDataType" (see spread-sheet book "ESPD-CodeLists-V02.00.01").</text:p>
          </table:table-cell>
          <table:table-cell table:number-columns-repeated="16375" table:style-name="ce2"/>
        </table:table-row>
        <table:table-row table:style-name="ro19">
          <table:table-cell/>
          <table:table-cell office:value-type="float" office:value="72" table:style-name="ce2">
            <text:p>72</text:p>
          </table:table-cell>
          <table:table-cell office:value-type="string" table:style-name="ce2">
            <text:p>EvidenceTypeCode<text:s/></text:p>
          </table:table-cell>
          <table:table-cell office:value-type="string" table:style-name="ce2">
            <text:p>CLOSED</text:p>
          </table:table-cell>
          <table:table-cell office:value-type="string" table:style-name="ce2">
            <text:p>There does not appear to be any evidence type codes in the code list. Can you please advise?</text:p>
            <text:p/>
            <text:p>/QualificationApplicationResponse/cac:Evidence/cbc:EvidenceTypeCode</text:p>
          </table:table-cell>
          <table:table-cell office:value-type="string" table:style-name="ce2">
            <text:p>2.0.0</text:p>
          </table:table-cell>
          <table:table-cell office:value-type="string" table:style-name="ce2">
            <text:p>We do not have a harmonised EvidenceTypeCode Code List for the time beign. We do have, however, the DocRefContentType for other documents that are not evidences.</text:p>
            <text:p/>
            <text:p>I'd like to propose such a list to:</text:p>
            <text:p/>
            <text:p>the Publications Office MDR http://publications.europa.eu/mdr/cdm/index.html</text:p>
            <text:p>the ISA2 programme, in the context of SEMIC's Core Public Service Vocabulary</text:p>
            <text:p>e-Certis should somehow refer to that CodeList.</text:p>
          </table:table-cell>
          <table:table-cell table:style-name="ce2"/>
          <table:table-cell office:value-type="string" table:style-name="ce2">
            <text:p>The types of evidences are so many that to produce a closed list seems if not impossible at least very difficult and needs to be the responsibility of a standardisation organisation.</text:p>
          </table:table-cell>
          <table:table-cell table:number-columns-repeated="16375" table:style-name="ce2"/>
        </table:table-row>
        <table:table-row table:style-name="ro19">
          <table:table-cell/>
          <table:table-cell office:value-type="float" office:value="71" table:style-name="ce2">
            <text:p>71</text:p>
          </table:table-cell>
          <table:table-cell office:value-type="string" table:style-name="ce2">
            <text:p>Groups - Group Type Codes Missing</text:p>
          </table:table-cell>
          <table:table-cell office:value-type="string" table:style-name="ce2">
            <text:p>CLOSED</text:p>
          </table:table-cell>
          <table:table-cell office:value-type="string" table:style-name="ce2">
            <text:p>For the element cac:TenderingCriterionPropertyGroup, the CriteriaGroupTypeCode which replaces PI is not in the code list. I believe below is a mistake, as the CriteriaType only relates to the actual criteria. Please advice</text:p>
            <text:p/>
            <text:p>cbc:CriteriaGroupTypeCode - A code signifying the type of group. ESPD: Compulsory use of the Code List “CriteriaType”.</text:p>
          </table:table-cell>
          <table:table-cell office:value-type="string" table:style-name="ce2">
            <text:p>2.0.0</text:p>
          </table:table-cell>
          <table:table-cell office:value-type="string" table:style-name="ce2">
            <text:p>See discussion threads in the Github Issues space.</text:p>
          </table:table-cell>
          <table:table-cell office:value-type="string" table:style-name="ce2">
            <text:p>1. Data Structures</text:p>
            <text:p>2. Documentation</text:p>
          </table:table-cell>
          <table:table-cell office:value-type="string" table:style-name="ce2">
            <text:p>Solved in version 2.0.0. See Issue #71 discussion.</text:p>
          </table:table-cell>
          <table:table-cell table:number-columns-repeated="16375" table:style-name="ce2"/>
        </table:table-row>
        <table:table-row table:style-name="ro23">
          <table:table-cell/>
          <table:table-cell office:value-type="float" office:value="63" table:style-name="ce2">
            <text:p>63</text:p>
          </table:table-cell>
          <table:table-cell office:value-type="string" table:style-name="ce2">
            <text:p>ESPD XML Schema version incosistencies</text:p>
          </table:table-cell>
          <table:table-cell office:value-type="string" table:style-name="ce2">
            <text:p>CLOSED</text:p>
          </table:table-cell>
          <table:table-cell office:value-type="string" table:style-name="ce2">
            <text:p>The ESPD XML Schema version, according to the document found at https://espd.github.io/ESPD-EDM/#root-properties states that the version must always be 2014.06.02</text:p>
            <text:p/>
            <text:p>Rule: Use always the value "2016.04.2 for this version (this may change in future releases)</text:p>
            <text:p/>
            <text:p>but the current ESPD Service Version marks the Schema version as 2017.01.01. Why we are using deployment dates for the ESPD Schema versions?</text:p>
            <text:p>Which is the correct version of the Schema?</text:p>
            <text:p>What are the differences between 2016.04.02 and 2017.01.01? (change logs?)</text:p>
            <text:p>Should we consider 2016.04.02 incompatible with 2017.01.01?</text:p>
            <text:p>Shouldn't it be better if we just use 1.0.2 instead?</text:p>
          </table:table-cell>
          <table:table-cell office:value-type="string" table:style-name="ce2">
            <text:p>2.0.2</text:p>
          </table:table-cell>
          <table:table-cell office:value-type="string" table:style-name="ce2">
            <text:p>See proposal in Issue #82 "Possibility to refer an Xml Version in the Data Model".</text:p>
          </table:table-cell>
          <table:table-cell table:style-name="ce2"/>
          <table:table-cell office:value-type="string" table:style-name="ce2">
            <text:p>See proposal in Issue #82 "Possibility to refer an Xml Version in the Data Model".</text:p>
          </table:table-cell>
          <table:table-cell table:number-columns-repeated="16375" table:style-name="ce2"/>
        </table:table-row>
        <table:table-row table:style-name="ro16">
          <table:table-cell/>
          <table:table-cell office:value-type="float" office:value="62" table:style-name="ce2">
            <text:p>62</text:p>
          </table:table-cell>
          <table:table-cell office:value-type="string" table:style-name="ce2">
            <text:p>Issues with &lt;cac:AdditionalDocumentReference&gt; used in ESPD Response for referring to ESPD Request document (document type code: ESPD_REQUEST)<text:s/></text:p>
          </table:table-cell>
          <table:table-cell office:value-type="string" table:style-name="ce2">
            <text:p>CLOSED</text:p>
          </table:table-cell>
          <table:table-cell office:value-type="string" table:style-name="ce2">
            <text:p>An ESPD Request document is referenced in the ESPD Response (using the related UUID) within AdditionalDocumentReference. Questions:</text:p>
            <text:p>Why to reference the request? This is not foreseen in the instantiation guide.</text:p>
            <text:p>The ESPD Response generated by the ESPD Service (DG Grow) does not use the &lt;cbc:UUID…&gt; but the &lt;cbc:ID…&gt; element inside the document reference to link to the ESPD Request. This causes problems with conformance testing (see bullet item 2 below). Why is the UUID not used?</text:p>
            <text:p>The existing schematron rule is dedicated to only check the TeD ID inside AdditionalDocumentReference. This causes conformance testing issues when the ESPD Request document is referenced there. At the moment, the GITB ESPD validator reports the following error: “'YYYY' is a year, '/S' is a constant label, and 'D' represent digits. Beware of the existence of a space (a blank) between the 'S' and the first 'D'.” A possible solution to amend the schematron rule is to introduce DocumentTypeCodes with varying ID types.</text:p>
          </table:table-cell>
          <table:table-cell office:value-type="string" table:style-name="ce2">
            <text:p>2.0.0</text:p>
          </table:table-cell>
          <table:table-cell office:value-type="string" table:style-name="ce2">
            <text:p>See discussion threads in the Github Issues space.</text:p>
          </table:table-cell>
          <table:table-cell office:value-type="string" table:style-name="ce2">
            <text:p>1. Documentation</text:p>
            <text:p>2. Business Rules</text:p>
            <text:p>3. BizDoc</text:p>
          </table:table-cell>
          <table:table-cell office:value-type="string" table:style-name="ce2">
            <text:p>Final elaboration: Use of both, the ID and the UUID to refer to the ESPD Request document. Beware that the document content can be versioned (cbc:VersionID), thus the need of using the UUID.</text:p>
            <text:p/>
            <text:p>An extra specific REQUIREMENT was alredy added in the online documentation on this aspect:</text:p>
            <text:p/>
            <text:p>"The economic operator must include in its ESPD Response document a reference to the ESPD Request. For this, the values of the two identifiers cbc:ID and cbc:UUID of the ESPD Request must be used as the values for the cbc:ID and cbc:UUID in the ESPD Response cac:AdditionalDocumentReference (to refer to that ESDP Request)."</text:p>
            <text:p/>
            <text:p>See section "VII.5 Reference to publications and to the ESPD Request".</text:p>
          </table:table-cell>
          <table:table-cell office:value-type="string" table:style-name="ce2">
            <text:p>When referring to the ESPD Request, the ESPD Response must use the ID and the UUID of the ESPD Request instance. (THIS WAS ALREADY STATED AS A REQUIREMENT IN VERSION 2.0.0).</text:p>
          </table:table-cell>
          <table:table-cell table:number-columns-repeated="16374"/>
        </table:table-row>
        <table:table-row table:style-name="ro20">
          <table:table-cell/>
          <table:table-cell office:value-type="float" office:value="58" table:style-name="ce2">
            <text:p>58</text:p>
          </table:table-cell>
          <table:table-cell office:value-type="string" table:style-name="ce2">
            <text:p>Evidence Issuer is separate requirement; Should be inside &lt;cev:Evidence&gt;</text:p>
          </table:table-cell>
          <table:table-cell office:value-type="string" table:style-name="ce2">
            <text:p>CLOSED</text:p>
          </table:table-cell>
          <table:table-cell office:value-type="string" table:style-name="ce2">
            <text:p>The current implementation of the ESPD Service and the ESPD Data model contains requirement groups that ask for evidence data (Evidence URL, Reference Code, Evidence Issuer). Although these elements can be found in the cev:Evidence element, 3 different non-correlated requirements are used instead:</text:p>
          </table:table-cell>
          <table:table-cell office:value-type="string" table:style-name="ce2">
            <text:p>2.0.0</text:p>
          </table:table-cell>
          <table:table-cell office:value-type="string" table:style-name="ce2">
            <text:p>See discussion threads in the Github Issues space.</text:p>
          </table:table-cell>
          <table:table-cell office:value-type="string" table:style-name="ce2">
            <text:p>Solved in v2.0.0</text:p>
          </table:table-cell>
          <table:table-cell office:value-type="string" table:style-name="ce2">
            <text:p>UBL-2.2 accepts our proposal: We will use the cac:DocumentReference/cac:IssuerParty element.</text:p>
            <text:p/>
            <text:p>This was already commented in a special note in version 2.0.0:</text:p>
            <text:p/>
            <text:p>*Duplicity of the Issuer:*</text:p>
            <text:p/>
            <text:p>"Beware that the current modeel of UBL-2.2 provides two elements for the Issuer, one for the issuer of the evidence and another for the issuer of the document reference.</text:p>
            <text:p/>
            <text:p>The ESPD-EDM V02.00.00 uses always the one inside the document reference to refer to the issuer of the evidence (and of the document that 'is' the evidence). Thus the element used in the ESPD is cac:Evidence/cac:DocumentReference/cac:IssuerParty."</text:p>
          </table:table-cell>
          <table:table-cell table:number-columns-repeated="16375" table:style-name="ce2"/>
        </table:table-row>
        <table:table-row table:style-name="ro6">
          <table:table-cell/>
          <table:table-cell office:value-type="float" office:value="42" table:style-name="ce2">
            <text:p>42</text:p>
          </table:table-cell>
          <table:table-cell office:value-type="string" table:style-name="ce2">
            <text:p>Wrong reference to code list in cbc: Amount</text:p>
          </table:table-cell>
          <table:table-cell office:value-type="string" table:style-name="ce2">
            <text:p>CLOSED</text:p>
          </table:table-cell>
          <table:table-cell office:value-type="string" table:style-name="ce2">
            <text:p>The ESPD Response XML Instantiation Guide refers to the wrong CodeList for the cbc:Amount. The CountryCodeIdentifier should be replaced by Currency Code list like ISO 4217 3A:2015</text:p>
          </table:table-cell>
          <table:table-cell office:value-type="string" table:style-name="ce2">
            <text:p>2.0.0</text:p>
          </table:table-cell>
          <table:table-cell office:value-type="string" table:style-name="ce2">
            <text:p>Corrected in version 2.0.0 online documentation.</text:p>
          </table:table-cell>
          <table:table-cell office:value-type="string" table:style-name="ce2">
            <text:p>Solved in v2.0.0</text:p>
          </table:table-cell>
          <table:table-cell office:value-type="string" table:style-name="ce2">
            <text:p>Corrected in version 2.0.0 online documentation.</text:p>
          </table:table-cell>
          <table:table-cell table:number-columns-repeated="16375" table:style-name="ce2"/>
        </table:table-row>
        <table:table-row table:style-name="ro22">
          <table:table-cell/>
          <table:table-cell office:value-type="float" office:value="38" table:style-name="ce2">
            <text:p>38</text:p>
          </table:table-cell>
          <table:table-cell office:value-type="string" table:style-name="ce2">
            <text:p>Defining attributes in the adoc main document</text:p>
          </table:table-cell>
          <table:table-cell office:value-type="string" table:style-name="ce2">
            <text:p>CLOSED</text:p>
          </table:table-cell>
          <table:table-cell office:value-type="string" table:style-name="ce2">
            <text:p>Some attributes are set in the pom.xml only, forcing use of Maven to build the documentation as intended. Please move those attributes to index.adoc.</text:p>
          </table:table-cell>
          <table:table-cell office:value-type="string" table:style-name="ce2">
            <text:p>2.0.0</text:p>
          </table:table-cell>
          <table:table-cell office:value-type="string" table:style-name="ce2">
            <text:p>Corrected in version 2.0.0 online documentation.</text:p>
          </table:table-cell>
          <table:table-cell office:value-type="string" table:style-name="ce2">
            <text:p>Solved in v2.0.0</text:p>
          </table:table-cell>
          <table:table-cell office:value-type="string" table:style-name="ce2">
            <text:p>Corrected in version 2.0.0 online documentation.</text:p>
          </table:table-cell>
          <table:table-cell table:number-columns-repeated="16375" table:style-name="ce2"/>
        </table:table-row>
        <table:table-row table:number-rows-repeated="1048517" table:style-name="ro1">
          <table:table-cell table:number-columns-repeated="16384"/>
        </table:table-row>
      </table:table>
      <table:table table:name="Folha2" table:style-name="ta2">
        <table:table-column table:style-name="co1" table:number-columns-repeated="16384" table:default-cell-style-name="ce1"/>
        <table:table-row table:number-rows-repeated="1048576" table:style-name="ro1">
          <table:table-cell table:number-columns-repeated="16384"/>
        </table:table-row>
      </table:table>
      <table:table table:name="Folha3" table:style-name="ta2">
        <table:table-column table:style-name="co1" table:number-columns-repeated="16384" table:default-cell-style-name="ce1"/>
        <table:table-row table:number-rows-repeated="1048576" table:style-name="ro1">
          <table:table-cell table:number-columns-repeated="16384"/>
        </table:table-row>
      </table:table>
      <table:database-ranges>
        <table:database-range table:target-range-address="Folha1.B4:Folha1.J4"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
    <dc:creator>Enric Staromiejski Torregrosa</dc:creator>
    <meta:creation-date>2006-09-16T00:00:00Z</meta:creation-date>
    <dc:date>2018-01-24T18:32:45Z</dc:date>
  </office:meta>
</office:document-meta>
</file>